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Calibri Light'" style:font-family-asian="'Calibri Light'" style:font-family-complex="'Calibri Light'" fo:background-color="transparent" style:use-window-font-color="true"/>
    </style:style>
    <style:style style:name="T3" style:family="text">
      <style:text-properties fo:font-size="24.00pt" fo:font-weight="bold" fo:font-family="'Calibri Light'" style:font-family-asian="'Calibri Light'" style:font-family-complex="'Calibri Light'" fo:background-color="transparent" style:use-window-font-color="true"/>
    </style:style>
    <style:style style:name="T4" style:family="text">
      <style:text-properties fo:font-size="24.00pt" fo:font-weight="bold" fo:font-family="'Calibri Light'" style:font-family-asian="'Calibri Light'" style:font-family-complex="'Calibri Light'"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4.00pt" fo:font-weight="bold" fo:font-family="'Calibri Light'" style:font-family-asian="'Calibri Light'" style:font-family-complex="'Calibri Light'" fo:background-color="transparent" style:use-window-font-color="true"/>
    </style:style>
    <style:style style:name="T7" style:family="text">
      <style:text-properties fo:font-size="16.00pt" fo:font-weight="bold" fo:font-family="'Calibri Light'" style:font-family-asian="'Calibri Light'" style:font-family-complex="'Calibri Light'" fo:background-color="transparent" style:use-window-font-color="true"/>
    </style:style>
    <style:style style:name="T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6" style:family="text">
      <style:text-properties fo:font-size="12.00pt" fo:font-weight="normal" fo:font-family="'Calibri Light'" style:font-family-asian="'Calibri Light'" style:font-family-complex="'Calibri Light'" fo:background-color="transparent" style:use-window-font-color="true"/>
    </style:style>
    <style:style style:name="T1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2" style:family="text">
      <style:text-properties fo:font-size="12.00pt" fo:font-weight="normal" fo:font-family="'Calibri Light'" style:font-family-asian="'Calibri Light'" style:font-family-complex="'Calibri Light'"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Light'" style:font-family-asian="'Calibri Light'" style:font-family-complex="'Calibri Light'"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9" style:family="text">
      <style:text-properties fo:font-size="12.00pt" fo:font-weight="normal" fo:font-family="'Calibri Light'" style:font-family-asian="'Calibri Light'" style:font-family-complex="'Calibri Light'" fo:background-color="transparent" style:use-window-font-color="true"/>
    </style:style>
    <style:style style:name="T3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Light'" style:font-family-asian="'Calibri Light'" style:font-family-complex="'Calibri Light'"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6" style:family="text">
      <style:text-properties fo:font-size="12.00pt" fo:font-weight="normal" fo:font-family="'Calibri Light'" style:font-family-asian="'Calibri Light'" style:font-family-complex="'Calibri Light'"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Light'" style:font-family-asian="'Calibri Light'" style:font-family-complex="'Calibri Light'" fo:background-color="transparent" style:use-window-font-color="true"/>
    </style:style>
    <style:style style:name="T4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4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43" style:family="text">
      <style:text-properties fo:font-size="12.00pt" fo:font-weight="normal" fo:font-family="'Calibri Light'" style:font-family-asian="'Calibri Light'" style:font-family-complex="'Calibri Light'" fo:background-color="transparent" style:use-window-font-color="true"/>
    </style:style>
    <style:style style:name="T4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4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Light'" style:font-family-asian="'Calibri Light'" style:font-family-complex="'Calibri Light'" fo:background-color="transparent" style:use-window-font-color="true"/>
    </style:style>
    <style:style style:name="T4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4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5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5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52" style:family="text">
      <style:text-properties fo:font-size="12.00pt" fo:font-weight="normal" fo:font-family="'Calibri Light'" style:font-family-asian="'Calibri Light'" style:font-family-complex="'Calibri Light'"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5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55" style:family="text">
      <style:text-properties fo:font-size="12.00pt" fo:font-weight="normal" fo:font-family="'Calibri Light'" style:font-family-asian="'Calibri Light'" style:font-family-complex="'Calibri Light'" fo:background-color="transparent" style:use-window-font-color="true"/>
    </style:style>
    <style:style style:name="T56"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5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6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61" style:family="text">
      <style:text-properties fo:font-size="12.00pt" fo:font-weight="normal" fo:font-family="'Calibri Light'" style:font-family-asian="'Calibri Light'" style:font-family-complex="'Calibri Light'" fo:background-color="transparent" style:use-window-font-color="true"/>
    </style:style>
    <style:style style:name="T6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6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Calibri Light'" style:font-family-asian="'Calibri Light'" style:font-family-complex="'Calibri Light'" fo:background-color="transparent" style:use-window-font-color="true"/>
    </style:style>
    <style:style style:name="T66"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6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68" style:family="text">
      <style:text-properties fo:font-size="12.00pt" fo:font-weight="normal" fo:font-family="'Calibri Light'" style:font-family-asian="'Calibri Light'" style:font-family-complex="'Calibri Light'" fo:background-color="transparent" style:use-window-font-color="true"/>
    </style:style>
    <style:style style:name="T6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7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Calibri Light'" style:font-family-asian="'Calibri Light'" style:font-family-complex="'Calibri Light'" fo:background-color="transparent" style:use-window-font-color="true"/>
    </style:style>
    <style:style style:name="T7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7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75" style:family="text">
      <style:text-properties fo:font-size="12.00pt" fo:font-weight="normal" fo:font-family="'Calibri Light'" style:font-family-asian="'Calibri Light'" style:font-family-complex="'Calibri Light'" fo:background-color="transparent" style:use-window-font-color="true"/>
    </style:style>
    <style:style style:name="T76"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7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Calibri Light'" style:font-family-asian="'Calibri Light'" style:font-family-complex="'Calibri Light'" fo:background-color="transparent" style:use-window-font-color="true"/>
    </style:style>
    <style:style style:name="T8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8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82" style:family="text">
      <style:text-properties fo:font-size="12.00pt" fo:font-weight="normal" fo:font-family="'Calibri Light'" style:font-family-asian="'Calibri Light'" style:font-family-complex="'Calibri Light'"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8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Calibri Light'" style:font-family-asian="'Calibri Light'" style:font-family-complex="'Calibri Light'" fo:background-color="transparent" style:use-window-font-color="true"/>
    </style:style>
    <style:style style:name="T8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8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89" style:family="text">
      <style:text-properties fo:font-size="12.00pt" fo:font-weight="normal" fo:font-family="'Calibri Light'" style:font-family-asian="'Calibri Light'" style:font-family-complex="'Calibri Light'" fo:background-color="transparent" style:use-window-font-color="true"/>
    </style:style>
    <style:style style:name="T9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9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Calibri Light'" style:font-family-asian="'Calibri Light'" style:font-family-complex="'Calibri Light'" fo:background-color="transparent" style:use-window-font-color="true"/>
    </style:style>
    <style:style style:name="T9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9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96"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9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9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9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00" style:family="text">
      <style:text-properties fo:font-size="12.00pt" fo:font-weight="normal" fo:font-family="'Calibri Light'" style:font-family-asian="'Calibri Light'" style:font-family-complex="'Calibri Light'" fo:background-color="transparent" style:use-window-font-color="true"/>
    </style:style>
    <style:style style:name="T10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0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03" style:family="text">
      <style:text-properties fo:font-size="12.00pt" fo:font-weight="normal" fo:font-family="'Calibri Light'" style:font-family-asian="'Calibri Light'" style:font-family-complex="'Calibri Light'"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0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Calibri Light'" style:font-family-asian="'Calibri Light'" style:font-family-complex="'Calibri Light'" fo:background-color="transparent" style:use-window-font-color="true"/>
    </style:style>
    <style:style style:name="T10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0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10" style:family="text">
      <style:text-properties fo:font-size="12.00pt" fo:font-weight="normal" fo:font-family="'Calibri Light'" style:font-family-asian="'Calibri Light'" style:font-family-complex="'Calibri Light'" fo:background-color="transparent" style:use-window-font-color="true"/>
    </style:style>
    <style:style style:name="T11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1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Calibri Light'" style:font-family-asian="'Calibri Light'" style:font-family-complex="'Calibri Light'" fo:background-color="transparent" style:use-window-font-color="true"/>
    </style:style>
    <style:style style:name="T11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16"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17" style:family="text">
      <style:text-properties fo:font-size="12.00pt" fo:font-weight="normal" fo:font-family="'Calibri Light'" style:font-family-asian="'Calibri Light'" style:font-family-complex="'Calibri Light'" fo:background-color="transparent" style:use-window-font-color="true"/>
    </style:style>
    <style:style style:name="T11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1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2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23" style:family="text">
      <style:text-properties fo:font-size="12.00pt" fo:font-weight="normal" fo:font-family="'Calibri Light'" style:font-family-asian="'Calibri Light'" style:font-family-complex="'Calibri Light'" fo:background-color="transparent" style:use-window-font-color="true"/>
    </style:style>
    <style:style style:name="T12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2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Calibri Light'" style:font-family-asian="'Calibri Light'" style:font-family-complex="'Calibri Light'" fo:background-color="transparent" style:use-window-font-color="true"/>
    </style:style>
    <style:style style:name="T12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2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30" style:family="text">
      <style:text-properties fo:font-size="12.00pt" fo:font-weight="normal" fo:font-family="'Calibri Light'" style:font-family-asian="'Calibri Light'" style:font-family-complex="'Calibri Light'" fo:background-color="transparent" style:use-window-font-color="true"/>
    </style:style>
    <style:style style:name="T13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3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Calibri Light'" style:font-family-asian="'Calibri Light'" style:font-family-complex="'Calibri Light'" fo:background-color="transparent" style:use-window-font-color="true"/>
    </style:style>
    <style:style style:name="T13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36"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37" style:family="text">
      <style:text-properties fo:font-size="12.00pt" fo:font-weight="normal" fo:font-family="'Calibri Light'" style:font-family-asian="'Calibri Light'" style:font-family-complex="'Calibri Light'"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3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40" style:family="text">
      <style:text-properties fo:font-size="12.00pt" fo:font-weight="normal" fo:font-family="'Calibri Light'" style:font-family-asian="'Calibri Light'" style:font-family-complex="'Calibri Light'" fo:background-color="transparent" style:use-window-font-color="true"/>
    </style:style>
    <style:style style:name="T14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4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Calibri Light'" style:font-family-asian="'Calibri Light'" style:font-family-complex="'Calibri Light'" fo:background-color="transparent" style:use-window-font-color="true"/>
    </style:style>
    <style:style style:name="T14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46"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47" style:family="text">
      <style:text-properties fo:font-size="12.00pt" fo:font-weight="normal" fo:font-family="'Calibri Light'" style:font-family-asian="'Calibri Light'" style:font-family-complex="'Calibri Light'" fo:background-color="transparent" style:use-window-font-color="true"/>
    </style:style>
    <style:style style:name="T14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4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50" style:family="text">
      <style:text-properties fo:font-size="12.00pt" fo:font-weight="normal" fo:font-family="'Calibri Light'" style:font-family-asian="'Calibri Light'" style:font-family-complex="'Calibri Light'" fo:background-color="transparent" style:use-window-font-color="true"/>
    </style:style>
    <style:style style:name="T15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5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5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5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5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58" style:family="text">
      <style:text-properties fo:font-size="12.00pt" fo:font-weight="normal" fo:font-family="'Calibri Light'" style:font-family-asian="'Calibri Light'" style:font-family-complex="'Calibri Light'"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6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6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6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8.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fo:font-family="'Calibri Light'" style:font-family-asian="'Calibri Light'" style:font-family-complex="'Calibri Light'"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2.00pt" fo:font-weight="bold" fo:font-family="'Calibri Light'" style:font-family-asian="'Calibri Light'" style:font-family-complex="'Calibri Light'" fo:background-color="transparent" style:use-window-font-color="true"/>
    </style:style>
    <style:style style:name="T171" style:family="text">
      <style:text-properties fo:font-size="12.00pt" fo:font-weight="normal" fo:font-family="'Calibri Light'" style:font-family-asian="'Calibri Light'" style:font-family-complex="'Calibri Light'" fo:background-color="transparent" style:use-window-font-color="true"/>
    </style:style>
    <style:style style:name="T172" style:family="text">
      <style:text-properties fo:font-size="12.00pt" fo:font-weight="normal" fo:font-family="'Cambria Math'" style:font-family-asian="'Cambria Math'" style:font-family-complex="'Cambria Math'" fo:background-color="transparent" style:use-window-font-color="true"/>
    </style:style>
    <style:style style:name="T173" style:family="text">
      <style:text-properties fo:font-size="12.00pt" fo:font-weight="normal" fo:font-family="'Calibri Light'" style:font-family-asian="'Calibri Light'" style:font-family-complex="'Calibri Light'" fo:background-color="transparent" style:use-window-font-color="true"/>
    </style:style>
    <style:style style:name="T17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75" style:family="text">
      <style:text-properties fo:font-size="12.00pt" fo:font-weight="normal" fo:font-family="'Calibri Light'" style:font-family-asian="'Calibri Light'" style:font-family-complex="'Calibri Light'"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Calibri Light'" style:font-family-asian="'Calibri Light'" style:font-family-complex="'Calibri Light'" fo:background-color="transparent" style:use-window-font-color="true"/>
    </style:style>
    <style:style style:name="T180" style:family="text">
      <style:text-properties fo:font-size="12.00pt" fo:font-weight="bold"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81" style:family="text">
      <style:text-properties fo:font-size="12.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style:style>
    <style:style style:name="T182" style:family="text">
      <style:text-properties fo:font-size="12.00pt" fo:font-weight="normal" fo:font-family="'Calibri Light'" style:font-family-asian="'Calibri Light'" style:font-family-complex="'Calibri Light'"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normal" fo:font-family="'Calibri Light'" style:font-family-asian="'Calibri Light'" style:font-family-complex="'Calibri Light'" fo:background-color="transparent" style:use-window-font-color="true"/>
    </style:style>
    <style:style style:name="T185" style:family="text">
      <style:text-properties fo:font-size="12.00pt" fo:font-weight="normal" fo:font-family="'Cambria Math'" style:font-family-asian="'Cambria Math'" style:font-family-complex="'Cambria Math'" fo:background-color="transparent" style:use-window-font-color="true"/>
    </style:style>
    <style:style style:name="T186" style:family="text">
      <style:text-properties fo:font-size="12.00pt" fo:font-weight="normal" fo:font-family="'Calibri Light'" style:font-family-asian="'Calibri Light'" style:font-family-complex="'Calibri Light'" fo:background-color="transparent" style:use-window-font-color="true"/>
    </style:style>
    <style:style style:name="T187" style:family="text">
      <style:text-properties fo:font-size="12.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style:style>
    <style:style style:name="T188" style:family="text">
      <style:text-properties fo:font-size="12.00pt" fo:font-weight="bold" fo:font-family="'Calibri Light'" style:font-family-asian="'Calibri Light'" style:font-family-complex="'Calibri Light'" fo:background-color="transparent" fo:color="#000000"/>
    </style:style>
    <style:style style:name="T189" style:family="text">
      <style:text-properties fo:font-size="12.00pt" fo:font-weight="normal" fo:font-family="'Calibri Light'" style:font-family-asian="'Calibri Light'" style:font-family-complex="'Calibri Light'" fo:background-color="transparent" fo:color="#000000"/>
    </style:style>
    <style:style style:name="T190" style:family="text">
      <style:text-properties fo:font-size="12.00pt" fo:font-weight="normal" fo:font-family="'Calibri Light'" style:font-family-asian="'Calibri Light'" style:font-family-complex="'Calibri Light'" fo:background-color="transparent" style:use-window-font-color="true"/>
    </style:style>
    <style:style style:name="T19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00"/>
    </style:style>
    <style:style style:name="T192" style:family="text">
      <style:text-properties fo:font-size="12.00pt" fo:font-weight="normal" fo:font-family="'Calibri Light'" style:font-family-asian="'Calibri Light'" style:font-family-complex="'Calibri Light'" fo:background-color="transparent" fo:color="#000000"/>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2.00pt" fo:font-weight="normal" fo:font-family="'Calibri Light'" style:font-family-asian="'Calibri Light'" style:font-family-complex="'Calibri Light'" fo:background-color="transparent" fo:color="#000000"/>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bold" fo:font-family="'Calibri Light'" style:font-family-asian="'Calibri Light'" style:font-family-complex="'Calibri Light'" fo:background-color="transparent" fo:color="#000000"/>
    </style:style>
    <style:style style:name="T199" style:family="text">
      <style:text-properties fo:font-size="12.00pt" fo:font-weight="normal" fo:font-family="'Calibri Light'" style:font-family-asian="'Calibri Light'" style:font-family-complex="'Calibri Light'" fo:background-color="transparent" fo:color="#000000"/>
    </style:style>
    <style:style style:name="T20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01" style:family="text">
      <style:text-properties fo:font-size="12.00pt" fo:font-weight="normal" fo:font-family="'Calibri Light'" style:font-family-asian="'Calibri Light'" style:font-family-complex="'Calibri Light'" fo:background-color="transparent" style:use-window-font-color="true"/>
    </style:style>
    <style:style style:name="T202" style:family="text">
      <style:text-properties fo:font-size="12.00pt" fo:font-weight="bold" fo:font-family="'Calibri Light'" style:font-family-asian="'Calibri Light'" style:font-family-complex="'Calibri Light'" fo:background-color="transparent" fo:color="#000000"/>
    </style:style>
    <style:style style:name="T203" style:family="text">
      <style:text-properties fo:font-size="12.00pt" fo:font-weight="normal" fo:font-family="'Calibri Light'" style:font-family-asian="'Calibri Light'" style:font-family-complex="'Calibri Light'" fo:background-color="transparent" fo:color="#000000"/>
    </style:style>
    <style:style style:name="T20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05" style:family="text">
      <style:text-properties fo:font-size="12.00pt" fo:font-weight="normal" fo:font-family="'Calibri Light'" style:font-family-asian="'Calibri Light'" style:font-family-complex="'Calibri Light'" fo:background-color="transparent" style:use-window-font-color="true"/>
    </style:style>
    <style:style style:name="T206"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normal" fo:font-family="'Calibri Light'" style:font-family-asian="'Calibri Light'" style:font-family-complex="'Calibri Light'" fo:background-color="transparent" style:use-window-font-color="true"/>
    </style:style>
    <style:style style:name="T20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10" style:family="text">
      <style:text-properties fo:font-size="12.00pt" fo:font-weight="normal" fo:font-family="'Calibri Light'" style:font-family-asian="'Calibri Light'" style:font-family-complex="'Calibri Light'"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8.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15" style:family="text">
      <style:text-properties fo:font-size="12.00pt" fo:font-weight="bold" fo:font-family="'Calibri Light'" style:font-family-asian="'Calibri Light'" style:font-family-complex="'Calibri Light'" fo:background-color="transparent" style:use-window-font-color="true" fo:font-style="italic"/>
    </style:style>
    <style:style style:name="T216" style:family="text">
      <style:text-properties fo:font-size="12.00pt" fo:font-weight="normal" fo:font-family="'Calibri Light'" style:font-family-asian="'Calibri Light'" style:font-family-complex="'Calibri Light'" fo:background-color="transparent" style:use-window-font-color="true"/>
    </style:style>
    <style:style style:name="T217" style:family="text">
      <style:text-properties fo:font-size="12.00pt" fo:font-weight="normal" fo:font-family="'Cambria Math'" style:font-family-asian="'Cambria Math'" style:font-family-complex="'Cambria Math'" fo:background-color="transparent" style:use-window-font-color="true"/>
    </style:style>
    <style:style style:name="T218" style:family="text">
      <style:text-properties fo:font-size="12.00pt" fo:font-weight="normal" fo:font-family="'Calibri Light'" style:font-family-asian="'Calibri Light'" style:font-family-complex="'Calibri Light'" fo:background-color="transparent" style:use-window-font-color="true"/>
    </style:style>
    <style:style style:name="T219" style:family="text">
      <style:text-properties fo:font-size="12.00pt" fo:font-weight="normal" fo:font-family="'Cambria Math'" style:font-family-asian="'Cambria Math'" style:font-family-complex="'Cambria Math'" fo:background-color="transparent" style:use-window-font-color="true"/>
    </style:style>
    <style:style style:name="T220" style:family="text">
      <style:text-properties fo:font-size="12.00pt" fo:font-weight="normal" fo:font-family="'Calibri Light'" style:font-family-asian="'Calibri Light'" style:font-family-complex="'Calibri Light'" fo:background-color="transparent" style:use-window-font-color="true"/>
    </style:style>
    <style:style style:name="T221" style:family="text">
      <style:text-properties fo:font-size="12.00pt" fo:font-weight="bold" fo:font-family="'Calibri Light'" style:font-family-asian="'Calibri Light'" style:font-family-complex="'Calibri Light'" fo:background-color="transparent" style:use-window-font-color="true" fo:font-style="italic"/>
    </style:style>
    <style:style style:name="T222" style:family="text">
      <style:text-properties fo:font-size="12.00pt" fo:font-weight="normal" fo:font-family="'Calibri Light'" style:font-family-asian="'Calibri Light'" style:font-family-complex="'Calibri Light'" fo:background-color="transparent" style:use-window-font-color="true"/>
    </style:style>
    <style:style style:name="T223" style:family="text">
      <style:text-properties fo:font-size="12.00pt" fo:font-weight="normal" fo:font-family="'Cambria Math'" style:font-family-asian="'Cambria Math'" style:font-family-complex="'Cambria Math'" fo:background-color="transparent" style:use-window-font-color="true"/>
    </style:style>
    <style:style style:name="T224" style:family="text">
      <style:text-properties fo:font-size="12.00pt" fo:font-weight="normal" fo:font-family="'Calibri Light'" style:font-family-asian="'Calibri Light'" style:font-family-complex="'Calibri Light'" fo:background-color="transparent" style:use-window-font-color="true"/>
    </style:style>
    <style:style style:name="T225" style:family="text">
      <style:text-properties fo:font-size="12.00pt" fo:font-weight="normal" fo:font-family="'Cambria Math'" style:font-family-asian="'Cambria Math'" style:font-family-complex="'Cambria Math'" fo:background-color="transparent" style:use-window-font-color="true"/>
    </style:style>
    <style:style style:name="T226" style:family="text">
      <style:text-properties fo:font-size="12.00pt" fo:font-weight="normal" fo:font-family="'Calibri Light'" style:font-family-asian="'Calibri Light'" style:font-family-complex="'Calibri Light'" fo:background-color="transparent" style:use-window-font-color="true"/>
    </style:style>
    <style:style style:name="T227" style:family="text">
      <style:text-properties fo:font-size="12.00pt" fo:font-weight="bold" fo:font-family="'Calibri Light'" style:font-family-asian="'Calibri Light'" style:font-family-complex="'Calibri Light'" fo:background-color="transparent" style:use-window-font-color="true" fo:font-style="italic"/>
    </style:style>
    <style:style style:name="T228" style:family="text">
      <style:text-properties fo:font-size="12.00pt" fo:font-weight="normal" fo:font-family="'Calibri Light'" style:font-family-asian="'Calibri Light'" style:font-family-complex="'Calibri Light'" fo:background-color="transparent" style:use-window-font-color="true"/>
    </style:style>
    <style:style style:name="T229" style:family="text">
      <style:text-properties fo:font-size="12.00pt" fo:font-weight="normal" fo:font-family="'Cambria Math'" style:font-family-asian="'Cambria Math'" style:font-family-complex="'Cambria Math'" fo:background-color="transparent" style:use-window-font-color="true"/>
    </style:style>
    <style:style style:name="T230" style:family="text">
      <style:text-properties fo:font-size="12.00pt" fo:font-weight="normal" fo:font-family="'Calibri Light'" style:font-family-asian="'Calibri Light'" style:font-family-complex="'Calibri Light'" fo:background-color="transparent" style:use-window-font-color="true"/>
    </style:style>
    <style:style style:name="T231" style:family="text">
      <style:text-properties fo:font-size="12.00pt" fo:font-weight="normal" fo:font-family="'Cambria Math'" style:font-family-asian="'Cambria Math'" style:font-family-complex="'Cambria Math'" fo:background-color="transparent" style:use-window-font-color="true"/>
    </style:style>
    <style:style style:name="T232" style:family="text">
      <style:text-properties fo:font-size="12.00pt" fo:font-weight="normal" fo:font-family="'Calibri Light'" style:font-family-asian="'Calibri Light'" style:font-family-complex="'Calibri Light'" fo:background-color="transparent" style:use-window-font-color="true"/>
    </style:style>
    <style:style style:name="T233" style:family="text">
      <style:text-properties fo:font-size="12.00pt" fo:font-weight="bold" fo:font-family="'Calibri Light'" style:font-family-asian="'Calibri Light'" style:font-family-complex="'Calibri Light'" fo:background-color="transparent" style:use-window-font-color="true" fo:font-style="italic"/>
    </style:style>
    <style:style style:name="T234" style:family="text">
      <style:text-properties fo:font-size="12.00pt" fo:font-weight="normal" fo:font-family="'Calibri Light'" style:font-family-asian="'Calibri Light'" style:font-family-complex="'Calibri Light'" fo:background-color="transparent" style:use-window-font-color="true"/>
    </style:style>
    <style:style style:name="T235" style:family="text">
      <style:text-properties fo:font-size="12.00pt" fo:font-weight="normal" fo:font-family="'Cambria Math'" style:font-family-asian="'Cambria Math'" style:font-family-complex="'Cambria Math'" fo:background-color="transparent" style:use-window-font-color="true"/>
    </style:style>
    <style:style style:name="T236" style:family="text">
      <style:text-properties fo:font-size="12.00pt" fo:font-weight="normal" fo:font-family="'Calibri Light'" style:font-family-asian="'Calibri Light'" style:font-family-complex="'Calibri Light'" fo:background-color="transparent" style:use-window-font-color="true"/>
    </style:style>
    <style:style style:name="T237" style:family="text">
      <style:text-properties fo:font-size="12.00pt" fo:font-weight="normal" fo:font-family="'Cambria Math'" style:font-family-asian="'Cambria Math'" style:font-family-complex="'Cambria Math'" fo:background-color="transparent" style:use-window-font-color="true"/>
    </style:style>
    <style:style style:name="T238" style:family="text">
      <style:text-properties fo:font-size="12.00pt" fo:font-weight="normal" fo:font-family="'Calibri Light'" style:font-family-asian="'Calibri Light'" style:font-family-complex="'Calibri Light'" fo:background-color="transparent" style:use-window-font-color="true"/>
    </style:style>
    <style:style style:name="T239" style:family="text">
      <style:text-properties fo:font-size="12.00pt" fo:font-weight="bold" fo:font-family="'Calibri Light'" style:font-family-asian="'Calibri Light'" style:font-family-complex="'Calibri Light'" fo:background-color="transparent" style:use-window-font-color="true" fo:font-style="italic"/>
    </style:style>
    <style:style style:name="T240" style:family="text">
      <style:text-properties fo:font-size="12.00pt" fo:font-weight="normal" fo:font-family="'Calibri Light'" style:font-family-asian="'Calibri Light'" style:font-family-complex="'Calibri Light'" fo:background-color="transparent" style:use-window-font-color="true"/>
    </style:style>
    <style:style style:name="T241" style:family="text">
      <style:text-properties fo:font-size="12.00pt" fo:font-weight="normal" fo:font-family="'Cambria Math'" style:font-family-asian="'Cambria Math'" style:font-family-complex="'Cambria Math'" fo:background-color="transparent" style:use-window-font-color="true"/>
    </style:style>
    <style:style style:name="T242" style:family="text">
      <style:text-properties fo:font-size="12.00pt" fo:font-weight="normal" fo:font-family="'Calibri Light'" style:font-family-asian="'Calibri Light'" style:font-family-complex="'Calibri Light'" fo:background-color="transparent" style:use-window-font-color="true"/>
    </style:style>
    <style:style style:name="T243" style:family="text">
      <style:text-properties fo:font-size="12.00pt" fo:font-weight="normal" fo:font-family="'Cambria Math'" style:font-family-asian="'Cambria Math'" style:font-family-complex="'Cambria Math'" fo:background-color="transparent" style:use-window-font-color="true"/>
    </style:style>
    <style:style style:name="T244" style:family="text">
      <style:text-properties fo:font-size="12.00pt" fo:font-weight="normal" fo:font-family="'Calibri Light'" style:font-family-asian="'Calibri Light'" style:font-family-complex="'Calibri Light'" fo:background-color="transparent" style:use-window-font-color="true"/>
    </style:style>
    <style:style style:name="T245" style:family="text">
      <style:text-properties fo:font-size="12.00pt" fo:font-weight="normal" fo:font-family="'Cambria Math'" style:font-family-asian="'Cambria Math'" style:font-family-complex="'Cambria Math'" fo:background-color="transparent" style:use-window-font-color="true"/>
    </style:style>
    <style:style style:name="T246" style:family="text">
      <style:text-properties fo:font-size="12.00pt" fo:font-weight="normal" fo:font-family="'Calibri Light'" style:font-family-asian="'Calibri Light'" style:font-family-complex="'Calibri Light'"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49" style:family="text">
      <style:text-properties fo:font-size="12.00pt" fo:font-weight="normal" fo:font-family="'Calibri Light'" style:font-family-asian="'Calibri Light'" style:font-family-complex="'Calibri Light'"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2.00pt" fo:font-weight="bold" fo:font-family="'Calibri Light'" style:font-family-asian="'Calibri Light'" style:font-family-complex="'Calibri Light'" fo:background-color="transparent" style:use-window-font-color="true"/>
    </style:style>
    <style:style style:name="T252" style:family="text">
      <style:text-properties fo:font-size="12.00pt" fo:font-weight="normal" fo:font-family="'Calibri Light'" style:font-family-asian="'Calibri Light'" style:font-family-complex="'Calibri Light'" fo:background-color="transparent" style:use-window-font-color="true"/>
    </style:style>
    <style:style style:name="T25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54" style:family="text">
      <style:text-properties fo:font-size="12.00pt" fo:font-weight="normal" fo:font-family="'Calibri Light'" style:font-family-asian="'Calibri Light'" style:font-family-complex="'Calibri Light'"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57" style:family="text">
      <style:text-properties fo:font-size="12.00pt" fo:font-weight="normal" fo:font-family="'Calibri Light'" style:font-family-asian="'Calibri Light'" style:font-family-complex="'Calibri Light'"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2.00pt" fo:font-weight="bold" fo:font-family="'Calibri Light'" style:font-family-asian="'Calibri Light'" style:font-family-complex="'Calibri Light'" fo:background-color="transparent" style:use-window-font-color="true"/>
    </style:style>
    <style:style style:name="T260" style:family="text">
      <style:text-properties fo:font-size="12.00pt" fo:font-weight="normal" fo:font-family="'Calibri Light'" style:font-family-asian="'Calibri Light'" style:font-family-complex="'Calibri Light'" fo:background-color="transparent" style:use-window-font-color="true"/>
    </style:style>
    <style:style style:name="T261" style:family="text">
      <style:text-properties fo:font-size="12.00pt" fo:font-weight="bold" fo:font-family="'Calibri Light'" style:font-family-asian="'Calibri Light'" style:font-family-complex="'Calibri Light'" fo:background-color="transparent" style:use-window-font-color="true"/>
    </style:style>
    <style:style style:name="T262" style:family="text">
      <style:text-properties fo:font-size="12.00pt" fo:font-weight="normal" fo:font-family="'Calibri Light'" style:font-family-asian="'Calibri Light'" style:font-family-complex="'Calibri Light'" fo:background-color="transparent" style:use-window-font-color="true"/>
    </style:style>
    <style:style style:name="T26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64" style:family="text">
      <style:text-properties fo:font-size="12.00pt" fo:font-weight="normal" fo:font-family="'Calibri Light'" style:font-family-asian="'Calibri Light'" style:font-family-complex="'Calibri Light'" fo:background-color="transparent" style:use-window-font-color="true"/>
    </style:style>
    <style:style style:name="T265"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2.00pt" fo:font-weight="normal" fo:font-family="'Calibri Light'" style:font-family-asian="'Calibri Light'" style:font-family-complex="'Calibri Light'"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70" style:family="text">
      <style:text-properties fo:font-size="12.00pt" fo:font-weight="normal" fo:font-family="'Calibri Light'" style:font-family-asian="'Calibri Light'" style:font-family-complex="'Calibri Light'"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2.00pt" fo:font-weight="normal" fo:font-family="'Calibri Light'" style:font-family-asian="'Calibri Light'" style:font-family-complex="'Calibri Light'"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2.00pt" fo:font-weight="normal" fo:font-family="'Calibri Light'" style:font-family-asian="'Calibri Light'" style:font-family-complex="'Calibri Light'" fo:background-color="transparent" style:use-window-font-color="true"/>
    </style:style>
    <style:style style:name="T275" style:family="text">
      <style:text-properties fo:font-size="12.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2.00pt" fo:font-weight="normal" fo:font-family="'Calibri Light'" style:font-family-asian="'Calibri Light'" style:font-family-complex="'Calibri Light'" fo:background-color="transparent" style:use-window-font-color="true"/>
    </style:style>
    <style:style style:name="T278" style:family="text">
      <style:text-properties fo:font-size="12.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2.00pt" fo:font-weight="normal" fo:font-family="'Calibri Light'" style:font-family-asian="'Calibri Light'" style:font-family-complex="'Calibri Light'"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2.00pt" fo:font-weight="normal" fo:font-family="'Calibri Light'" style:font-family-asian="'Calibri Light'" style:font-family-complex="'Calibri Light'"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2.00pt" fo:font-weight="normal" fo:font-family="'Calibri Light'" style:font-family-asian="'Calibri Light'" style:font-family-complex="'Calibri Light'" fo:background-color="transparent" style:use-window-font-color="true"/>
    </style:style>
    <style:style style:name="T28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86" style:family="text">
      <style:text-properties fo:font-size="12.00pt" fo:font-weight="normal" fo:font-family="'Calibri Light'" style:font-family-asian="'Calibri Light'" style:font-family-complex="'Calibri Light'"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2.00pt" fo:font-weight="normal" fo:font-family="'Calibri Light'" style:font-family-asian="'Calibri Light'" style:font-family-complex="'Calibri Light'"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1.00pt" fo:font-weight="normal" fo:font-family="'Calibri Light'" style:font-family-asian="'Calibri Light'" style:font-family-complex="'Calibri Light'" fo:background-color="#2b2b2b" fo:color="#ffffff"/>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2.00pt" fo:font-weight="normal" fo:font-family="'Calibri Light'" style:font-family-asian="'Calibri Light'" style:font-family-complex="'Calibri Light'" fo:background-color="transparent" style:use-window-font-color="true"/>
    </style:style>
    <style:style style:name="T293" style:family="text">
      <style:text-properties fo:font-size="12.00pt" fo:font-weight="bold" fo:font-family="'Calibri Light'" style:font-family-asian="'Calibri Light'" style:font-family-complex="'Calibri Light'"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normal" fo:font-family="'Calibri Light'" style:font-family-asian="'Calibri Light'" style:font-family-complex="'Calibri Light'" fo:background-color="transparent" style:use-window-font-color="true"/>
    </style:style>
    <style:style style:name="T296" style:family="text">
      <style:text-properties fo:font-size="12.00pt" fo:font-weight="bold" fo:font-family="'Calibri Light'" style:font-family-asian="'Calibri Light'" style:font-family-complex="'Calibri Light'" fo:background-color="transparent" style:use-window-font-color="true"/>
    </style:style>
    <style:style style:name="T297" style:family="text">
      <style:text-properties fo:font-size="12.00pt" fo:font-weight="normal" fo:font-family="'Calibri Light'" style:font-family-asian="'Calibri Light'" style:font-family-complex="'Calibri Light'" fo:background-color="transparent" style:use-window-font-color="true"/>
    </style:style>
    <style:style style:name="T29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99" style:family="text">
      <style:text-properties fo:font-size="12.00pt" fo:font-weight="normal" fo:font-family="'Calibri Light'" style:font-family-asian="'Calibri Light'" style:font-family-complex="'Calibri Light'" fo:background-color="transparent" style:use-window-font-color="true"/>
    </style:style>
    <style:style style:name="T300" style:family="text">
      <style:text-properties fo:font-size="18.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2.00pt" fo:font-weight="normal" fo:font-family="'Calibri Light'" style:font-family-asian="'Calibri Light'" style:font-family-complex="'Calibri Light'"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0.00pt" fo:font-weight="normal" fo:font-family="'Calibri Light'" style:font-family-asian="'Calibri Light'" style:font-family-complex="'Calibri Light'" fo:background-color="#2b2b2b" fo:color="#cc7832"/>
    </style:style>
    <style:style style:name="T307" style:family="text">
      <style:text-properties fo:font-size="10.00pt" fo:font-weight="normal" fo:font-family="'Calibri Light'" style:font-family-asian="'Calibri Light'" style:font-family-complex="'Calibri Light'" fo:background-color="#2b2b2b" fo:color="#a9b7c6"/>
    </style:style>
    <style:style style:name="T308" style:family="text">
      <style:text-properties fo:font-size="10.00pt" fo:font-weight="normal" fo:font-family="'Calibri Light'" style:font-family-asian="'Calibri Light'" style:font-family-complex="'Calibri Light'" fo:background-color="#2b2b2b" fo:color="#6a8759"/>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2.00pt" fo:font-weight="normal" fo:font-family="'Calibri Light'" style:font-family-asian="'Calibri Light'" style:font-family-complex="'Calibri Light'" fo:background-color="transparent" style:use-window-font-color="true"/>
    </style:style>
    <style:style style:name="T311"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12" style:family="text">
      <style:text-properties fo:font-size="12.00pt" fo:font-weight="normal" fo:font-family="'Calibri Light'" style:font-family-asian="'Calibri Light'" style:font-family-complex="'Calibri Light'"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2.00pt" fo:font-weight="normal" fo:font-family="'Calibri Light'" style:font-family-asian="'Calibri Light'" style:font-family-complex="'Calibri Light'" fo:background-color="transparent" style:use-window-font-color="true"/>
    </style:style>
    <style:style style:name="T317" style:family="text">
      <style:text-properties fo:font-size="12.00pt" fo:font-weight="bold" fo:font-family="'Calibri Light'" style:font-family-asian="'Calibri Light'" style:font-family-complex="'Calibri Light'" fo:background-color="transparent" style:use-window-font-color="true"/>
    </style:style>
    <style:style style:name="T318" style:family="text">
      <style:text-properties fo:font-size="12.00pt" fo:font-weight="normal" fo:font-family="'Calibri Light'" style:font-family-asian="'Calibri Light'" style:font-family-complex="'Calibri Light'"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2.00pt" fo:font-weight="normal" fo:font-family="'Calibri Light'" style:font-family-asian="'Calibri Light'" style:font-family-complex="'Calibri Light'" fo:background-color="transparent" style:use-window-font-color="true" fo:font-style="italic"/>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0.00pt" fo:font-weight="normal" fo:font-family="'Calibri Light'" style:font-family-asian="'Calibri Light'" style:font-family-complex="'Calibri Light'" fo:background-color="#2b2b2b" fo:color="#ffffff"/>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2.00pt" fo:font-weight="normal" fo:font-family="'Calibri Light'" style:font-family-asian="'Calibri Light'" style:font-family-complex="'Calibri Light'" fo:background-color="transparent" style:use-window-font-color="true" fo:font-style="italic"/>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0.00pt" fo:font-weight="normal" fo:font-family="'Calibri Light'" style:font-family-asian="'Calibri Light'" style:font-family-complex="'Calibri Light'" fo:background-color="#2b2b2b" fo:color="#ffffff"/>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2.00pt" fo:font-weight="normal" fo:font-family="'Calibri Light'" style:font-family-asian="'Calibri Light'" style:font-family-complex="'Calibri Light'" fo:background-color="transparent" style:use-window-font-color="true" fo:font-style="italic"/>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0.00pt" fo:font-weight="normal" fo:font-family="'Calibri Light'" style:font-family-asian="'Calibri Light'" style:font-family-complex="'Calibri Light'" fo:background-color="#2b2b2b" fo:color="#ffffff"/>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8.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2.00pt" fo:font-weight="normal" fo:font-family="'Calibri Light'" style:font-family-asian="'Calibri Light'" style:font-family-complex="'Calibri Light'" fo:background-color="transparent" style:use-window-font-color="true"/>
    </style:style>
    <style:style style:name="T337" style:family="text">
      <style:text-properties fo:font-size="12.00pt" fo:font-weight="bold" fo:font-family="'Calibri Light'" style:font-family-asian="'Calibri Light'" style:font-family-complex="'Calibri Light'" fo:background-color="transparent" style:use-window-font-color="true" fo:font-style="italic"/>
    </style:style>
    <style:style style:name="T338" style:family="text">
      <style:text-properties fo:font-size="12.00pt" fo:font-weight="normal" fo:font-family="'Calibri Light'" style:font-family-asian="'Calibri Light'" style:font-family-complex="'Calibri Light'"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2.00pt" fo:font-weight="normal" fo:font-family="'Calibri Light'" style:font-family-asian="'Calibri Light'" style:font-family-complex="'Calibri Light'" fo:background-color="transparent" style:use-window-font-color="true"/>
    </style:style>
    <style:style style:name="T341"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2.00pt" fo:font-weight="normal" fo:font-family="'Calibri Light'" style:font-family-asian="'Calibri Light'" style:font-family-complex="'Calibri Light'" fo:background-color="transparent" style:use-window-font-color="true"/>
    </style:style>
    <style:style style:name="T344" style:family="text">
      <style:text-properties fo:font-size="12.00pt" fo:font-weight="bold" fo:font-family="'Calibri Light'" style:font-family-asian="'Calibri Light'" style:font-family-complex="'Calibri Light'" fo:background-color="transparent" style:use-window-font-color="true" fo:font-style="italic"/>
    </style:style>
    <style:style style:name="T345" style:family="text">
      <style:text-properties fo:font-size="12.00pt" fo:font-weight="normal" fo:font-family="'Calibri Light'" style:font-family-asian="'Calibri Light'" style:font-family-complex="'Calibri Light'" fo:background-color="transparent" style:use-window-font-color="true"/>
    </style:style>
    <style:style style:name="T346" style:family="text">
      <style:text-properties fo:font-size="12.00pt" fo:font-weight="bold" fo:font-family="'Calibri Light'" style:font-family-asian="'Calibri Light'" style:font-family-complex="'Calibri Light'" fo:background-color="transparent" style:use-window-font-color="true" fo:font-style="italic"/>
    </style:style>
    <style:style style:name="T347" style:family="text">
      <style:text-properties fo:font-size="12.00pt" fo:font-weight="normal" fo:font-family="'Calibri Light'" style:font-family-asian="'Calibri Light'" style:font-family-complex="'Calibri Light'"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2.00pt" fo:font-weight="normal" fo:font-family="'Calibri Light'" style:font-family-asian="'Calibri Light'" style:font-family-complex="'Calibri Light'" fo:background-color="transparent" style:use-window-font-color="true"/>
    </style:style>
    <style:style style:name="T350" style:family="text">
      <style:text-properties fo:font-size="12.00pt" fo:font-weight="normal" fo:font-family="'Cambria Math'" style:font-family-asian="'Cambria Math'" style:font-family-complex="'Cambria Math'" fo:background-color="transparent" style:use-window-font-color="true"/>
    </style:style>
    <style:style style:name="T351" style:family="text">
      <style:text-properties fo:font-size="12.00pt" fo:font-weight="normal" fo:font-family="'Calibri Light'" style:font-family-asian="'Calibri Light'" style:font-family-complex="'Calibri Light'" fo:background-color="transparent" style:use-window-font-color="true"/>
    </style:style>
    <style:style style:name="T35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53" style:family="text">
      <style:text-properties fo:font-size="12.00pt" fo:font-weight="normal" fo:font-family="'Calibri Light'" style:font-family-asian="'Calibri Light'" style:font-family-complex="'Calibri Light'"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2.00pt" fo:font-weight="normal" fo:font-family="'Calibri Light'" style:font-family-asian="'Calibri Light'" style:font-family-complex="'Calibri Light'" fo:background-color="transparent" style:use-window-font-color="true"/>
    </style:style>
    <style:style style:name="T356" style:family="text">
      <style:text-properties fo:font-size="12.00pt" fo:font-weight="normal" fo:font-family="'Cambria Math'" style:font-family-asian="'Cambria Math'" style:font-family-complex="'Cambria Math'" fo:background-color="transparent" style:use-window-font-color="true"/>
    </style:style>
    <style:style style:name="T357" style:family="text">
      <style:text-properties fo:font-size="12.00pt" fo:font-weight="normal" fo:font-family="'Calibri Light'" style:font-family-asian="'Calibri Light'" style:font-family-complex="'Calibri Light'"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2.00pt" fo:font-weight="normal" fo:font-family="'Calibri Light'" style:font-family-asian="'Calibri Light'" style:font-family-complex="'Calibri Light'"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2.00pt" fo:font-weight="normal" fo:font-family="'Calibri Light'" style:font-family-asian="'Calibri Light'" style:font-family-complex="'Calibri Light'"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2.00pt" fo:font-weight="normal" fo:font-family="'Calibri Light'" style:font-family-asian="'Calibri Light'" style:font-family-complex="'Calibri Light'"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2.00pt" fo:font-weight="normal" fo:font-family="'Calibri Light'" style:font-family-asian="'Calibri Light'" style:font-family-complex="'Calibri Light'"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2.00pt" fo:font-weight="normal" fo:font-family="'Calibri Light'" style:font-family-asian="'Calibri Light'" style:font-family-complex="'Calibri Light'"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2.00pt" fo:font-weight="normal" fo:font-family="'Calibri Light'" style:font-family-asian="'Calibri Light'" style:font-family-complex="'Calibri Light'"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8.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2.00pt" fo:font-weight="normal" fo:font-family="'Calibri Light'" style:font-family-asian="'Calibri Light'" style:font-family-complex="'Calibri Light'" fo:background-color="transparent" style:use-window-font-color="true"/>
    </style:style>
    <style:style style:name="T378"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79" style:family="text">
      <style:text-properties fo:font-size="12.00pt" fo:font-weight="normal" fo:font-family="'Calibri Light'" style:font-family-asian="'Calibri Light'" style:font-family-complex="'Calibri Light'"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top="12.00pt" fo:margin-bottom="6.00pt">
        <style:tab-stops>
          <style:tab-stop style:position="470.30pt" style:type="right" style:leader-style="dotted"/>
        </style:tab-stops>
      </style:paragraph-properties>
    </style:style>
    <style:style style:name="P3" style:family="paragraph">
      <style:paragraph-properties fo:line-height="100.00%" fo:text-align="left" fo:margin-left="14.15pt" fo:text-indent="0.00pt">
        <style:tab-stops>
          <style:tab-stop style:position="467.75pt" style:type="right" style:leader-style="dotted"/>
        </style:tab-stops>
      </style:paragraph-properties>
    </style:style>
    <style:style style:name="P4" style:family="paragraph">
      <style:paragraph-properties fo:line-height="100.00%" fo:text-align="left">
        <style:tab-stops>
          <style:tab-stop style:position="481.90pt" style:type="right" style:leader-style="dotted"/>
        </style:tab-stops>
      </style:paragraph-properties>
    </style:style>
    <style:style style:name="P5" style:family="paragraph">
      <style:paragraph-properties fo:line-height="100.00%" fo:text-align="left" fo:margin-left="14.15pt" fo:text-indent="0.00pt">
        <style:tab-stops>
          <style:tab-stop style:position="467.75pt" style:type="right" style:leader-style="dotted"/>
        </style:tab-stops>
      </style:paragraph-properties>
    </style:style>
    <style:style style:name="P6" style:family="paragraph">
      <style:paragraph-properties fo:line-height="100.00%" fo:text-align="left">
        <style:tab-stops>
          <style:tab-stop style:position="481.90pt" style:type="right" style:leader-style="dotted"/>
        </style:tab-stops>
      </style:paragraph-properties>
    </style:style>
    <style:style style:name="P7" style:family="paragraph">
      <style:paragraph-properties fo:line-height="100.00%" fo:text-align="left" fo:margin-left="14.15pt" fo:text-indent="0.00pt">
        <style:tab-stops>
          <style:tab-stop style:position="467.75pt" style:type="right" style:leader-style="dotted"/>
        </style:tab-stops>
      </style:paragraph-properties>
    </style:style>
    <style:style style:name="P8" style:family="paragraph">
      <style:paragraph-properties fo:line-height="100.00%" fo:text-align="left">
        <style:tab-stops>
          <style:tab-stop style:position="481.90pt" style:type="right" style:leader-style="dotted"/>
        </style:tab-stops>
      </style:paragraph-properties>
    </style:style>
    <style:style style:name="P9" style:family="paragraph">
      <style:paragraph-properties fo:line-height="100.00%" fo:text-align="left" fo:margin-left="14.15pt" fo:text-indent="0.00pt">
        <style:tab-stops>
          <style:tab-stop style:position="467.75pt" style:type="right" style:leader-style="dotted"/>
        </style:tab-stops>
      </style:paragraph-properties>
    </style:style>
    <style:style style:name="P10" style:family="paragraph">
      <style:paragraph-properties fo:line-height="100.00%" fo:text-align="left">
        <style:tab-stops>
          <style:tab-stop style:position="481.90pt" style:type="right" style:leader-style="dotted"/>
        </style:tab-stops>
      </style:paragraph-properties>
    </style:style>
    <style:style style:name="P11" style:family="paragraph">
      <style:paragraph-properties fo:line-height="100.00%" fo:text-align="left" fo:margin-left="14.15pt" fo:text-indent="0.00pt">
        <style:tab-stops>
          <style:tab-stop style:position="467.75pt" style:type="right" style:leader-style="dotted"/>
        </style:tab-stops>
      </style:paragraph-properties>
    </style:style>
    <style:style style:name="P12" style:family="paragraph">
      <style:paragraph-properties fo:line-height="100.00%" fo:text-align="left">
        <style:tab-stops>
          <style:tab-stop style:position="481.90pt" style:type="right" style:leader-style="dotted"/>
        </style:tab-stops>
      </style:paragraph-properties>
    </style:style>
    <style:style style:name="P13" style:family="paragraph">
      <style:paragraph-properties fo:line-height="100.00%" fo:text-align="left"/>
    </style:style>
    <style:style style:name="P14" style:family="paragraph">
      <style:paragraph-properties fo:line-height="100.00%" fo:text-align="left" fo:margin-top="12.00pt" fo:margin-bottom="6.00pt"/>
    </style:style>
    <style:style style:name="P15" style:family="paragraph">
      <style:paragraph-properties fo:line-height="100.00%" fo:text-align="left"/>
    </style:style>
    <style:style style:name="P16" style:family="paragraph">
      <style:paragraph-properties fo:line-height="100.00%" fo:text-align="left" fo:margin-top="10.00pt" fo:margin-bottom="6.00pt"/>
    </style:style>
    <style:style style:name="P17" style:family="paragraph">
      <style:paragraph-properties fo:line-height="100.00%" fo:text-align="left"/>
    </style:style>
    <style:style style:name="P18" style:family="paragraph">
      <style:paragraph-properties fo:line-height="100.00%" fo:text-align="left" fo:margin-top="10.00pt" fo:margin-bottom="6.00pt"/>
    </style:style>
    <style:style style:name="P19" style:family="paragraph">
      <style:paragraph-properties fo:line-height="100.00%" fo:text-align="left"/>
    </style:style>
    <style:style style:name="P20" style:family="paragraph">
      <style:paragraph-properties fo:line-height="115.00%" fo:text-align="left"/>
    </style:style>
    <style:style style:name="P21" style:family="paragraph">
      <style:paragraph-properties fo:line-height="100.00%" fo:text-align="left"/>
    </style:style>
    <style:style style:name="P22" style:family="paragraph">
      <style:paragraph-properties fo:line-height="100.00%" fo:text-align="left" fo:margin-top="10.00pt" fo:margin-bottom="6.00pt"/>
    </style:style>
    <style:style style:name="P23" style:family="paragraph">
      <style:paragraph-properties fo:line-height="100.00%" fo:text-align="left"/>
    </style:style>
    <style:style style:name="P24" style:family="paragraph">
      <style:paragraph-properties fo:line-height="115.00%" fo:text-align="left" fo:margin-bottom="12.00pt"/>
    </style:style>
    <style:style style:name="P25" style:family="paragraph">
      <style:paragraph-properties fo:line-height="115.00%" fo:text-align="left"/>
    </style:style>
    <style:style style:name="P26" style:family="paragraph">
      <style:paragraph-properties fo:line-height="100.00%" fo:text-align="left"/>
    </style:style>
    <style:style style:name="P27" style:family="paragraph">
      <style:paragraph-properties fo:line-height="100.00%" fo:text-align="left" fo:margin-top="10.00pt" fo:margin-bottom="6.00pt"/>
    </style:style>
    <style:style style:name="P28" style:family="paragraph">
      <style:paragraph-properties fo:line-height="100.00%" fo:text-align="left"/>
    </style:style>
    <style:style style:name="P29" style:family="paragraph">
      <style:paragraph-properties fo:line-height="115.00%" fo:text-align="left" fo:margin-bottom="12.00pt"/>
    </style:style>
    <style:style style:name="P30" style:family="paragraph">
      <style:paragraph-properties fo:line-height="100.00%" fo:text-align="left" fo:margin-top="12.00pt" fo:margin-bottom="6.00pt"/>
    </style:style>
    <style:style style:name="P31" style:family="paragraph">
      <style:paragraph-properties fo:line-height="115.00%" fo:text-align="left" fo:margin-bottom="7.00pt"/>
    </style:style>
    <style:style style:name="P32" style:family="paragraph">
      <style:paragraph-properties fo:line-height="100.00%" fo:text-align="left" fo:margin-top="10.00pt" fo:margin-bottom="6.00pt"/>
    </style:style>
    <style:style style:name="P33" style:family="paragraph">
      <style:paragraph-properties fo:line-height="100.00%" fo:text-align="left"/>
    </style:style>
    <style:style style:name="P34" style:family="paragraph">
      <style:paragraph-properties fo:line-height="100.00%" fo:text-align="left" fo:margin-top="10.00pt" fo:margin-bottom="6.00pt"/>
    </style:style>
    <style:style style:name="P35" style:family="paragraph">
      <style:paragraph-properties fo:line-height="100.00%" fo:text-align="left"/>
    </style:style>
    <style:style style:name="P36" style:family="paragraph">
      <style:paragraph-properties fo:line-height="100.00%" fo:text-align="left" fo:margin-top="10.00pt" fo:margin-bottom="6.00pt"/>
    </style:style>
    <style:style style:name="P37" style:family="paragraph">
      <style:paragraph-properties fo:line-height="115.00%" fo:text-align="left" fo:margin-bottom="7.00pt"/>
    </style:style>
    <style:style style:name="P38" style:family="paragraph">
      <style:paragraph-properties fo:line-height="100.00%" fo:text-align="left" fo:margin-top="10.00pt" fo:margin-bottom="6.00pt"/>
    </style:style>
    <style:style style:name="P39" style:family="paragraph">
      <style:paragraph-properties fo:line-height="115.00%" fo:text-align="left" fo:margin-bottom="7.00pt"/>
    </style:style>
    <style:style style:name="P40" style:family="paragraph">
      <style:paragraph-properties fo:line-height="100.00%" fo:text-align="left" fo:margin-top="10.00pt" fo:margin-bottom="6.00pt"/>
    </style:style>
    <style:style style:name="P41" style:family="paragraph">
      <style:paragraph-properties fo:line-height="100.00%" fo:text-align="left"/>
    </style:style>
    <style:style style:name="P42" style:family="paragraph">
      <style:paragraph-properties fo:line-height="100.00%" fo:text-align="left" fo:margin-left="36.00pt" fo:text-indent="0.00pt"/>
    </style:style>
    <text:list-style style:name="L43">
      <text:list-level-style-bullet text:level="1" text:bullet-char="•">
        <style:list-level-properties text:space-before="18.00pt" text:min-label-width="18.00pt"/>
        <style:text-properties fo:font-family="Symbol"/>
      </text:list-level-style-bullet>
    </text:list-style>
    <style:style style:name="P43" style:family="paragraph">
      <style:paragraph-properties fo:line-height="100.00%" fo:text-align="left"/>
    </style:style>
    <style:style style:name="P44" style:family="paragraph">
      <style:paragraph-properties fo:line-height="100.00%" fo:text-align="left"/>
    </style:style>
    <style:style style:name="P45" style:family="paragraph">
      <style:paragraph-properties fo:line-height="100.00%" fo:text-align="left" fo:margin-top="10.00pt" fo:margin-bottom="6.00pt"/>
    </style:style>
    <style:style style:name="P46" style:family="paragraph">
      <style:paragraph-properties fo:line-height="115.00%" fo:text-align="left" fo:margin-bottom="7.00pt"/>
    </style:style>
    <style:style style:name="P47" style:family="paragraph">
      <style:paragraph-properties fo:line-height="100.00%" fo:text-align="left"/>
    </style:style>
    <style:style style:name="P48" style:family="paragraph">
      <style:paragraph-properties fo:line-height="115.00%" fo:text-align="left" fo:margin-bottom="7.00pt"/>
    </style:style>
    <style:style style:name="P49" style:family="paragraph">
      <style:paragraph-properties fo:line-height="100.00%" fo:text-align="left" fo:margin-top="10.00pt" fo:margin-bottom="6.00pt"/>
    </style:style>
    <style:style style:name="P50" style:family="paragraph">
      <style:paragraph-properties fo:line-height="100.00%" fo:text-align="left"/>
    </style:style>
    <style:style style:name="P51" style:family="paragraph">
      <style:paragraph-properties fo:line-height="100.00%" fo:text-align="left" fo:margin-bottom="14.15pt"/>
    </style:style>
    <style:style style:name="P52" style:family="paragraph">
      <style:paragraph-properties fo:line-height="100.00%" fo:text-align="left"/>
    </style:style>
    <style:style style:name="P53" style:family="paragraph">
      <style:paragraph-properties fo:line-height="100.00%" fo:text-align="left" fo:margin-top="12.00pt" fo:margin-bottom="6.00pt"/>
    </style:style>
    <style:style style:name="P54" style:family="paragraph">
      <style:paragraph-properties fo:line-height="100.00%" fo:text-align="left"/>
    </style:style>
    <style:style style:name="P55" style:family="paragraph">
      <style:paragraph-properties fo:line-height="100.00%" fo:text-align="left" fo:margin-top="10.00pt" fo:margin-bottom="6.00pt"/>
    </style:style>
    <style:style style:name="P56" style:family="paragraph">
      <style:paragraph-properties fo:line-height="100.00%" fo:text-align="left"/>
    </style:style>
    <style:style style:name="P57" style:family="paragraph">
      <style:paragraph-properties fo:line-height="100.00%" fo:text-align="left" fo:margin-bottom="14.15pt"/>
    </style:style>
    <style:style style:name="P58" style:family="paragraph">
      <style:paragraph-properties fo:line-height="100.00%" fo:text-align="left"/>
    </style:style>
    <style:style style:name="P59" style:family="paragraph">
      <style:paragraph-properties fo:line-height="100.00%" fo:text-align="left" fo:margin-top="10.00pt" fo:margin-bottom="6.00pt"/>
    </style:style>
    <style:style style:name="P60" style:family="paragraph">
      <style:paragraph-properties fo:line-height="100.00%" fo:text-align="left"/>
    </style:style>
    <style:style style:name="P61" style:family="paragraph">
      <style:paragraph-properties fo:line-height="100.00%" fo:text-align="left" fo:margin-bottom="14.15pt"/>
    </style:style>
    <style:style style:name="P62" style:family="paragraph">
      <style:paragraph-properties fo:line-height="100.00%" fo:text-align="left"/>
    </style:style>
    <style:style style:name="P63" style:family="paragraph">
      <style:paragraph-properties fo:line-height="100.00%" fo:text-align="left" fo:margin-bottom="14.15pt"/>
    </style:style>
    <style:style style:name="P64" style:family="paragraph">
      <style:paragraph-properties fo:line-height="100.00%" fo:text-align="left"/>
    </style:style>
    <style:style style:name="P65" style:family="paragraph">
      <style:paragraph-properties fo:line-height="100.00%" fo:text-align="left" fo:margin-bottom="14.15pt"/>
    </style:style>
    <style:style style:name="P66" style:family="paragraph">
      <style:paragraph-properties fo:line-height="100.00%" fo:text-align="left"/>
    </style:style>
    <style:style style:name="P67" style:family="paragraph">
      <style:paragraph-properties fo:line-height="100.00%" fo:text-align="left" fo:margin-top="12.00pt" fo:margin-bottom="6.00pt"/>
    </style:style>
    <style:style style:name="P68" style:family="paragraph">
      <style:paragraph-properties fo:line-height="100.00%" fo:text-align="left"/>
    </style:style>
    <style:style style:name="P69" style:family="paragraph">
      <style:paragraph-properties fo:line-height="100.00%" fo:text-align="left" fo:margin-top="10.00pt" fo:margin-bottom="6.00pt"/>
    </style:style>
    <style:style style:name="P70" style:family="paragraph">
      <style:paragraph-properties fo:line-height="100.00%" fo:text-align="left"/>
    </style:style>
    <style:style style:name="P71" style:family="paragraph">
      <style:paragraph-properties fo:line-height="100.00%" fo:text-align="left" fo:margin-top="10.00pt" fo:margin-bottom="6.00pt"/>
    </style:style>
    <style:style style:name="P72" style:family="paragraph">
      <style:paragraph-properties fo:line-height="100.00%" fo:text-align="left"/>
    </style:style>
    <style:style style:name="P73" style:family="paragraph">
      <style:paragraph-properties fo:line-height="100.00%" fo:text-align="left" fo:margin-top="10.00pt" fo:margin-bottom="6.00pt"/>
    </style:style>
    <style:style style:name="P74" style:family="paragraph">
      <style:paragraph-properties fo:line-height="100.00%" fo:text-align="left"/>
    </style:style>
    <text:list-style style:name="L75">
      <text:list-level-style-bullet text:level="1" text:bullet-char="•">
        <style:list-level-properties text:space-before="54.00pt" text:min-label-width="18.00pt"/>
        <style:text-properties fo:font-family="Symbol"/>
      </text:list-level-style-bullet>
    </text:list-style>
    <style:style style:name="P75" style:family="paragraph">
      <style:paragraph-properties fo:line-height="100.00%" fo:text-align="left"/>
    </style:style>
    <style:style style:name="P76" style:family="paragraph">
      <style:paragraph-properties fo:line-height="100.00%" fo:text-align="left"/>
    </style:style>
    <style:style style:name="P77" style:family="paragraph">
      <style:paragraph-properties fo:line-height="100.00%" fo:text-align="left" fo:margin-top="12.00pt" fo:margin-bottom="6.00pt"/>
    </style:style>
    <style:style style:name="P78" style:family="paragraph">
      <style:paragraph-properties fo:line-height="115.00%" fo:text-align="left" fo:margin-bottom="7.00pt"/>
    </style:style>
    <style:style style:name="P79"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ToDo &amp; Co<text:s/></text:span><text:span text:style-name="T3">–</text:span><text:span text:style-name="T4"><text:s/>TodoList</text:span></text:p>
      <text:p text:style-name="P1"><draw:frame text:anchor-type="as-char" svg:width="152.40mm" svg:height="99.48mm" style:rel-width="scale" style:rel-height="scale"><draw:object-ole xlink:href="OleObj1"/><draw:image xlink:href="ObjectReplacements/OleObj1"/></draw:frame><text:span text:style-name="T5"/></text:p>
      <text:p text:style-name="P1"><text:span text:style-name="T6">Documentation technique</text:span></text:p>
      <text:p text:style-name="P2"><text:span text:style-name="T7">Table des matières</text:span></text:p>
      <text:p text:style-name="P3"><text:a xlink:href="#__RefHeading___Toc421_3548853414"><text:span text:style-name="T9">ToDo<text:s/></text:span><text:span text:style-name="T10"><text:s/>HYPERLINK "#__RefHeading___Toc421_3548853414"</text:span><text:span text:style-name="T11">&amp;</text:span><text:span text:style-name="T12"><text:s/>HYPERLINK "#__RefHeading___Toc421_3548853414"</text:span><text:span text:style-name="T13"><text:s/>Co<text:s/></text:span><text:span text:style-name="T14">–</text:span><text:span text:style-name="T15"><text:s/>TodoList</text:span></text:a><text:span text:style-name="T16"><text:tab/></text:span><text:a xlink:href="#__RefHeading___Toc421_3548853414"><text:span text:style-name="T18">1</text:span></text:a><text:span text:style-name="T19"/></text:p>
      <text:p text:style-name="P4"><text:a xlink:href="#__RefHeading___Toc423_3548853414"><text:span text:style-name="T21">1. Présentation Projet</text:span></text:a><text:span text:style-name="T22"><text:tab/></text:span><text:a xlink:href="#__RefHeading___Toc423_3548853414"><text:span text:style-name="T24">3</text:span></text:a><text:span text:style-name="T25"/></text:p>
      <text:p text:style-name="P5"><text:span text:style-name="T26"><text:s/></text:span><text:a xlink:href="#__RefHeading___Toc425_3548853414"><text:span text:style-name="T28">1.1 Technologies</text:span></text:a><text:span text:style-name="T29"><text:tab/></text:span><text:a xlink:href="#__RefHeading___Toc425_3548853414"><text:span text:style-name="T31">3</text:span></text:a><text:span text:style-name="T32"/></text:p>
      <text:p text:style-name="P5"><text:span text:style-name="T33"><text:s/></text:span><text:a xlink:href="#__RefHeading___Toc427_3548853414"><text:span text:style-name="T35">1.2 Librairies</text:span></text:a><text:span text:style-name="T36"><text:tab/></text:span><text:a xlink:href="#__RefHeading___Toc427_3548853414"><text:span text:style-name="T38">3</text:span></text:a><text:span text:style-name="T39"/></text:p>
      <text:p text:style-name="P5"><text:span text:style-name="T40"><text:s/></text:span><text:a xlink:href="#__RefHeading___Toc429_3548853414"><text:span text:style-name="T42">1.3 Prérequis et conseils</text:span></text:a><text:span text:style-name="T43"><text:tab/></text:span><text:a xlink:href="#__RefHeading___Toc429_3548853414"><text:span text:style-name="T45">3</text:span></text:a><text:span text:style-name="T46"/></text:p>
      <text:p text:style-name="P5"><text:span text:style-name="T47"><text:s/></text:span><text:a xlink:href="#__RefHeading___Toc431_3548853414"><text:span text:style-name="T49">1.</text:span><text:span text:style-name="T50"><text:s/>HYPERLINK "#__RefHeading___Toc431_3548853414"</text:span><text:span text:style-name="T51">4</text:span></text:a><text:span text:style-name="T52"><text:s/></text:span><text:a xlink:href="#__RefHeading___Toc431_3548853414"><text:span text:style-name="T54">Installation du projet</text:span></text:a><text:span text:style-name="T55"><text:tab/></text:span><text:a xlink:href="#__RefHeading___Toc431_3548853414"><text:span text:style-name="T57">4</text:span></text:a><text:span text:style-name="T58"/></text:p>
      <text:p text:style-name="P6"><text:a xlink:href="#__RefHeading___Toc433_3548853414"><text:span text:style-name="T60">2.Paramétrage du site</text:span></text:a><text:span text:style-name="T61"><text:tab/></text:span><text:a xlink:href="#__RefHeading___Toc433_3548853414"><text:span text:style-name="T63">5</text:span></text:a><text:span text:style-name="T64"/></text:p>
      <text:p text:style-name="P7"><text:span text:style-name="T65"><text:s/></text:span><text:a xlink:href="#__RefHeading___Toc435_3548853414"><text:span text:style-name="T67">2.1Fichiers d’authentification</text:span></text:a><text:span text:style-name="T68"><text:tab/></text:span><text:a xlink:href="#__RefHeading___Toc435_3548853414"><text:span text:style-name="T70">5</text:span></text:a><text:span text:style-name="T71"/></text:p>
      <text:p text:style-name="P7"><text:span text:style-name="T72"><text:s/></text:span><text:a xlink:href="#__RefHeading___Toc437_3548853414"><text:span text:style-name="T74">2.2Système d’encryptage de mot de passe</text:span></text:a><text:span text:style-name="T75"><text:tab/></text:span><text:a xlink:href="#__RefHeading___Toc437_3548853414"><text:span text:style-name="T77">5</text:span></text:a><text:span text:style-name="T78"/></text:p>
      <text:p text:style-name="P7"><text:span text:style-name="T79"><text:s/></text:span><text:a xlink:href="#__RefHeading___Toc439_3548853414"><text:span text:style-name="T81">2.3Contrôle des accès</text:span></text:a><text:span text:style-name="T82"><text:tab/></text:span><text:a xlink:href="#__RefHeading___Toc439_3548853414"><text:span text:style-name="T84">6</text:span></text:a><text:span text:style-name="T85"/></text:p>
      <text:p text:style-name="P7"><text:span text:style-name="T86"><text:s/></text:span><text:a xlink:href="#__RefHeading___Toc439_3548853414"><text:span text:style-name="T88">2.4Providers</text:span></text:a><text:span text:style-name="T89"><text:tab/></text:span><text:a xlink:href="#__RefHeading___Toc439_3548853414"><text:span text:style-name="T91">6</text:span></text:a><text:span text:style-name="T92"/></text:p>
      <text:p text:style-name="P7"><text:span text:style-name="T93"><text:s/></text:span><text:a xlink:href="#__RefHeading___Toc441_3548853414"><text:span text:style-name="T95">2.</text:span><text:span text:style-name="T96"><text:s/>HYPERLINK "#__RefHeading___Toc441_3548853414"</text:span><text:span text:style-name="T97">5</text:span><text:span text:style-name="T98"><text:s/>HYPERLINK "#__RefHeading___Toc441_3548853414"</text:span><text:span text:style-name="T99">Stockage des utilisateurs</text:span></text:a><text:span text:style-name="T100"><text:tab/>7</text:span></text:p>
      <text:p text:style-name="P8"><text:a xlink:href="#__RefHeading___Toc443_3548853414"><text:span text:style-name="T102">3.Base de données</text:span></text:a><text:span text:style-name="T103"><text:tab/></text:span><text:a xlink:href="#__RefHeading___Toc443_3548853414"><text:span text:style-name="T105">8</text:span></text:a><text:span text:style-name="T106"/></text:p>
      <text:p text:style-name="P9"><text:span text:style-name="T107"><text:s/></text:span><text:a xlink:href="#__RefHeading___Toc445_3548853414"><text:span text:style-name="T109">3.1 Modifications de la base de données</text:span></text:a><text:span text:style-name="T110"><text:tab/></text:span><text:a xlink:href="#__RefHeading___Toc445_3548853414"><text:span text:style-name="T112">8</text:span></text:a><text:span text:style-name="T113"/></text:p>
      <text:p text:style-name="P9"><text:span text:style-name="T114"><text:s/></text:span><text:a xlink:href="#__RefHeading___Toc447_3548853414"><text:span text:style-name="T116">3.2Modification et création d’une table</text:span></text:a><text:span text:style-name="T117"><text:tab/></text:span><text:a xlink:href="#__RefHeading___Toc447_3548853414"><text:span text:style-name="T119">8</text:span></text:a><text:span text:style-name="T120"/></text:p>
      <text:p text:style-name="P10"><text:a xlink:href="#__RefHeading___Toc449_3548853414"><text:span text:style-name="T122">4.Fonctionnement de l’authentification</text:span></text:a><text:span text:style-name="T123"><text:tab/></text:span><text:a xlink:href="#__RefHeading___Toc449_3548853414"><text:span text:style-name="T125">9</text:span></text:a><text:span text:style-name="T126"/></text:p>
      <text:p text:style-name="P11"><text:span text:style-name="T127"><text:s/></text:span><text:a xlink:href="#__RefHeading___Toc451_3548853414"><text:span text:style-name="T129">4.1 Page authentification</text:span></text:a><text:span text:style-name="T130"><text:tab/></text:span><text:a xlink:href="#__RefHeading___Toc451_3548853414"><text:span text:style-name="T132">9</text:span></text:a><text:span text:style-name="T133"/></text:p>
      <text:p text:style-name="P11"><text:span text:style-name="T134"><text:s/></text:span><text:a xlink:href="#__RefHeading___Toc453_3548853414"><text:span text:style-name="T136">4.2. Soumission du formulaire</text:span></text:a><text:span text:style-name="T137"><text:s/></text:span><text:a xlink:href="#__RefHeading___Toc453_3548853414"><text:span text:style-name="T139">de connexion</text:span></text:a><text:span text:style-name="T140"><text:tab/></text:span><text:a xlink:href="#__RefHeading___Toc453_3548853414"><text:span text:style-name="T142">9</text:span></text:a><text:span text:style-name="T143"/></text:p>
      <text:p text:style-name="P11"><text:span text:style-name="T144"><text:s/></text:span><text:a xlink:href="#__RefHeading___Toc455_3548853414"><text:span text:style-name="T146">4.3.</text:span></text:a><text:span text:style-name="T147"><text:s/></text:span><text:a xlink:href="#__RefHeading___Toc455_3548853414"><text:span text:style-name="T149">Processus complet de l’authentification</text:span></text:a><text:span text:style-name="T150"><text:tab/></text:span><text:a xlink:href="#__RefHeading___Toc455_3548853414"><text:span text:style-name="T152">1</text:span><text:span text:style-name="T153"><text:s/>HYPERLINK "#__RefHeading___Toc455_3548853414"</text:span><text:span text:style-name="T154">0</text:span></text:a><text:span text:style-name="T155"/></text:p>
      <text:p text:style-name="P12"><text:a xlink:href="#__RefHeading___Toc926_268975138"><text:span text:style-name="T157">5. Collaboration</text:span></text:a><text:span text:style-name="T158"><text:tab/></text:span><text:a xlink:href="#__RefHeading___Toc926_268975138"><text:span text:style-name="T160">1</text:span><text:span text:style-name="T161"><text:s/>HYPERLINK "#__RefHeading___Toc926_268975138"</text:span><text:span text:style-name="T162">1</text:span></text:a><text:span text:style-name="T163"/></text:p>
      <text:p text:style-name="P13"><text:span text:style-name="T163"/></text:p>
      <text:p text:style-name="P13"><text:span text:style-name="T163"/></text:p>
      <text:p text:style-name="P14"><text:span text:style-name="T164">1. Présentation du Projet</text:span></text:p>
      <text:p text:style-name="P15"><text:span text:style-name="T165"/></text:p>
      <text:p text:style-name="P16"><text:span text:style-name="T166">1.1 Technologies</text:span></text:p>
      <text:p text:style-name="P17"><text:span text:style-name="T167"/></text:p>
      <text:p text:style-name="P17"><text:span text:style-name="T168">Le projet a été mis à jour vers une version LTS de Symfony plus récente et stable : v5.4. Afin de s’assurer du bon fonctionnement du projet, il est important de respecter les conditions requises, concernant PHP, la version 7.2.5 minimum est requise.</text:span></text:p>
      <text:p text:style-name="P17"><text:span text:style-name="T169"/></text:p>
      <text:p text:style-name="P17"><text:span text:style-name="T170">Prérequis d’installation</text:span><text:span text:style-name="T171"><text:s/></text:span><text:span text:style-name="T172">→</text:span><text:span text:style-name="T173"><text:s/></text:span><text:a xlink:href="https://symfony.com/doc/5.x/setup.html"><text:span text:style-name="T174">https://symfony.com/doc/5.x/setup.html</text:span></text:a><text:span text:style-name="T175"/></text:p>
      <text:p text:style-name="P17"><text:span text:style-name="T176"/></text:p>
      <text:p text:style-name="P18"><text:span text:style-name="T177">1.2 Librairies</text:span></text:p>
      <text:p text:style-name="P19"><text:span text:style-name="T178"/></text:p>
      <text:p text:style-name="P19"><text:span text:style-name="T179">Les libraires sont installées via Composer, et visible sur le site :<text:s/></text:span><text:a xlink:href="https://packagist.org"><text:span text:style-name="T180">https://packagist.org</text:span></text:a><text:span text:style-name="T181"/></text:p>
      <text:p text:style-name="P19"><text:span text:style-name="T182">Elles sont listées dans le fichier composer.json à la racine du projet.</text:span></text:p>
      <text:p text:style-name="P19"><text:span text:style-name="T182">Des mises à jour peuvent être faites régulièrement afin de tenir à jour le projet et d’éviter de potentielles problèmes de dépendance.</text:span></text:p>
      <text:p text:style-name="P19"><text:span text:style-name="T183"/></text:p>
      <text:p text:style-name="P19"><text:span text:style-name="T184">Voici la commande de mise à jour grâce à Composer </text:span><text:span text:style-name="T185">→</text:span><text:span text:style-name="T186"><text:s/></text:span><text:span text:style-name="T187">PHP composer update</text:span></text:p>
      <text:p text:style-name="P20"><text:span text:style-name="T188">Documentation composer</text:span><text:span text:style-name="T189"> :</text:span><text:span text:style-name="T190"><text:s/></text:span><text:a xlink:href="https://getcomposer.org/doc/"><text:span text:style-name="T191">https://getcomposer.org/doc/</text:span></text:a><text:span text:style-name="T192"/></text:p>
      <text:p text:style-name="P21"><text:span text:style-name="T193"/></text:p>
      <text:p text:style-name="P22"><text:span text:style-name="T194">1.3 Prérequis et conseils</text:span></text:p>
      <text:p text:style-name="P23"><text:span text:style-name="T195"/></text:p>
      <text:p text:style-name="P24"><text:span text:style-name="T196">Pour l’utilisation de phpunit, xDebug est requis pour faire un rendu visuel en HTML. Si vous souhaitez optimiser votre site je vous conseille d’installer blackfire pour surveillez les perfomances de l’application.</text:span></text:p>
      <text:p text:style-name="P24"><text:span text:style-name="T197"/></text:p>
      <text:p text:style-name="P25"><text:span text:style-name="T198">Documentation xdebug</text:span><text:span text:style-name="T199"> :<text:s/></text:span><text:a xlink:href="https://xdebug.org/docs/install"><text:span text:style-name="T200">https://xdebug.org/docs/install</text:span></text:a><text:span text:style-name="T201"/></text:p>
      <text:p text:style-name="P26"><text:span text:style-name="T202">Documentation blackfire</text:span><text:span text:style-name="T203"> :</text:span><text:a xlink:href="https://blackfire.io/docs/up-and-running/installation"><text:span text:style-name="T204">https://blackfire.io/docs/up-and-running/installation</text:span></text:a><text:span text:style-name="T205"/></text:p>
      <text:p text:style-name="P27"><text:span text:style-name="T206">1.4 Installation du projet</text:span></text:p>
      <text:p text:style-name="P28"><text:span text:style-name="T207"/></text:p>
      <text:p text:style-name="P28"><text:span text:style-name="T208">Pour l’installation du projet se referer au README.md du projet, ou tout est détaillé</text:span></text:p>
      <text:p text:style-name="P28"><text:span text:style-name="T208"><text:s/>Lien vers le readme :<text:s/></text:span><text:a xlink:href="https://github.com/Simon-git26/Todo/blob/master/README.md"><text:span text:style-name="T209">https://github.com/Simon-git26/Todo/blob/master/README.md</text:span></text:a><text:span text:style-name="T210"/></text:p>
      <text:p text:style-name="P29"><text:span text:style-name="T211"/></text:p>
      <text:p text:style-name="P30"><text:span text:style-name="T212">2.Paramétrage du site</text:span></text:p>
      <text:p text:style-name="P31"><text:span text:style-name="T213"/></text:p>
      <text:p text:style-name="P32"><text:span text:style-name="T214">2.1 Authentification</text:span></text:p>
      <text:p text:style-name="P33"><text:span text:style-name="T215">Configuration</text:span><text:span text:style-name="T216"><text:s/></text:span><text:span text:style-name="T217">→</text:span><text:span text:style-name="T218"><text:s/>config/packages/security.yaml<text:s/></text:span><text:span text:style-name="T219">→</text:span><text:span text:style-name="T220"><text:s/>Configuration du processus d’authentification</text:span></text:p>
      <text:p text:style-name="P33"><text:span text:style-name="T221">Entité</text:span><text:span text:style-name="T222"><text:s/></text:span><text:span text:style-name="T223">→</text:span><text:span text:style-name="T224"><text:s/>src/Entity/User.php<text:s/></text:span><text:span text:style-name="T225">→</text:span><text:span text:style-name="T226"><text:s/>Entité utilisateur</text:span></text:p>
      <text:p text:style-name="P33"><text:span text:style-name="T227">Contrôleur</text:span><text:span text:style-name="T228"><text:s/></text:span><text:span text:style-name="T229">→</text:span><text:span text:style-name="T230"><text:s/>src/Controller/UserController.php<text:s/></text:span><text:span text:style-name="T231">→</text:span><text:span text:style-name="T232"><text:s/>Contrôleur Methods User et Connexion / Register</text:span></text:p>
      <text:p text:style-name="P33"><text:span text:style-name="T233">Formulaire d’authentification</text:span><text:span text:style-name="T234"><text:s/></text:span><text:span text:style-name="T235">→</text:span><text:span text:style-name="T236"><text:s/>src/Form/UserType.php<text:s/></text:span><text:span text:style-name="T237">→</text:span><text:span text:style-name="T238"><text:s/>Formulaire de connexion et d’enregistrement utilisateur</text:span></text:p>
      <text:p text:style-name="P33"><text:span text:style-name="T239">Model / Vue</text:span><text:span text:style-name="T240"><text:s/></text:span><text:span text:style-name="T241">→</text:span><text:span text:style-name="T242"><text:s/>templates/login/login.html.twig /<text:s/></text:span><text:span text:style-name="T243">→</text:span><text:span text:style-name="T244"><text:s/>templates/register/register.html.twig<text:s/></text:span><text:span text:style-name="T245">→</text:span><text:span text:style-name="T246"><text:s/>Rendu du model de connexion et enregistrement</text:span></text:p>
      <text:p text:style-name="P33"><text:span text:style-name="T247"/></text:p>
      <text:p text:style-name="P34"><text:span text:style-name="T248">2.2 Système d’encryptage de mot de passe</text:span></text:p>
      <text:p text:style-name="P35"><text:span text:style-name="T249">Pour plus de sécurité, les mots de passe sont encryptés dans la base de données. L’encryptage est en mode automatique, le mode auto sélectionne automatiquement l'algorithme le plus sécurisé disponible sur votre système. Il est possible de changer le mode d’encryptage dans le fichier de configuration security.yaml .</text:span></text:p>
      <text:p text:style-name="P35"><text:span text:style-name="T250"/></text:p>
      <text:p text:style-name="P35"><text:span text:style-name="T251">Détails sur le hachage des mots de passe</text:span><text:span text:style-name="T252"> :<text:s/></text:span><text:a xlink:href="https://symfony.com/doc/5.x/security/passwords.html"><text:span text:style-name="T253">https://symfony.com/doc/5.x/security/passwords.html</text:span></text:a><text:span text:style-name="T254"/></text:p>
      <text:p text:style-name="P35"><text:span text:style-name="T255"/></text:p>
      <text:p text:style-name="P35"><text:span text:style-name="T255"/></text:p>
      <text:p text:style-name="P35"><draw:frame text:anchor-type="as-char" svg:width="169.07mm" svg:height="31.49mm" style:rel-width="scale" style:rel-height="scale"><draw:object-ole xlink:href="OleObj2"/><draw:image xlink:href="ObjectReplacements/OleObj2"/></draw:frame><text:span text:style-name="T255"/></text:p>
      <text:p text:style-name="P36"><text:span text:style-name="T255"/></text:p>
      <text:p text:style-name="P37"><text:span text:style-name="T255"/></text:p>
      <text:p text:style-name="P38"><text:span text:style-name="T255"/></text:p>
      <text:p text:style-name="P39"><text:span text:style-name="T255"/></text:p>
      <text:p text:style-name="P40"><text:span text:style-name="T255"/></text:p>
      <text:p text:style-name="P40"><text:span text:style-name="T255"/></text:p>
      <text:p text:style-name="P40"><text:span text:style-name="T255"/></text:p>
      <text:p text:style-name="P40"><text:span text:style-name="T256">2.3 Contrôle des accès</text:span></text:p>
      <text:p text:style-name="P41"><text:span text:style-name="T257">Cette partie du fichier « security.yaml », sert à contrôler les accès des différentes partie (routes) de l’application selon des rôles d’utilisateurs définis.</text:span></text:p>
      <text:p text:style-name="P42"><draw:frame text:anchor-type="as-char" svg:width="107.69mm" svg:height="50.80mm" style:rel-width="scale" style:rel-height="scale"><draw:object-ole xlink:href="OleObj3"/><draw:image xlink:href="ObjectReplacements/OleObj3"/></draw:frame><text:span text:style-name="T258"/></text:p>
      <text:list text:style-name="L43">
        <text:list-item>
          <text:p text:style-name="P43"><text:span text:style-name="T259">Path</text:span><text:span text:style-name="T260"><text:s/>représente la route ou l’on ajoute la restriction, par exemple : /users</text:span></text:p>
        </text:list-item>
        <text:list-item>
          <text:p text:style-name="P43"><text:span text:style-name="T261">Rôles</text:span><text:span text:style-name="T262"><text:s/>représente le rôle de l’utilisateur requis pour accéder a cette route, par exemple : ROLE_ADMIN / ROLE_USER</text:span></text:p>
        </text:list-item>
      </text:list>
      <text:p text:style-name="P44"><text:span text:style-name="T262">Pour plus de détails sur le composant security :<text:s/></text:span><text:a xlink:href="https://symfony.com/doc/5.x/security.html"><text:span text:style-name="T263">https://symfony.com/doc/5.x/security.html</text:span></text:a><text:span text:style-name="T264"/></text:p>
      <text:p text:style-name="P45"><text:span text:style-name="T265">2.4 Providers</text:span></text:p>
      <text:p text:style-name="P46"><text:span text:style-name="T266"/></text:p>
      <text:p text:style-name="P47"><text:span text:style-name="T267">Le provider fournit la classe utilisateur, on y retrouve la configuration :</text:span></text:p>
      <text:p text:style-name="P47"><text:span text:style-name="T267">- l’entité sélectionnée pour créer l’utilisateur</text:span></text:p>
      <text:p text:style-name="P47"><text:span text:style-name="T267">- la propriété servant à l'identification de l’utilisateur, dans mon cas, email (unique en base comme vue dans l’entité)</text:span></text:p>
      <text:p text:style-name="P47"><draw:frame text:anchor-type="as-char" svg:width="157.16mm" svg:height="32.81mm" style:rel-width="scale" style:rel-height="scale"><draw:object-ole xlink:href="OleObj4"/><draw:image xlink:href="ObjectReplacements/OleObj4"/></draw:frame><text:span text:style-name="T268"/></text:p>
      <text:p text:style-name="P48"><text:span text:style-name="T268"/></text:p>
      <text:p text:style-name="P48"><text:span text:style-name="T268"/></text:p>
      <text:p text:style-name="P48"><text:span text:style-name="T268"/></text:p>
      <text:p text:style-name="P49"><text:span text:style-name="T269">2.5 Stockage des utilisateurs</text:span></text:p>
      <text:p text:style-name="P50"><text:span text:style-name="T270">L’utilisateur correspond à l’entité User (src/Entity/User). Cette classe implémente le UserInterface indispensable pour la création d’une classe utilisateurs et l'accès au différentes fonctions liées à la gestion d’un utilisateur.</text:span></text:p>
      <text:p text:style-name="P50"><text:span text:style-name="T271"/></text:p>
      <text:p text:style-name="P50"><text:span text:style-name="T272">Au niveau des données des utilisateurs, elles sont stockées dans une base de données MySql, dans la table user. </text:span></text:p>
      <text:p text:style-name="P50"><text:span text:style-name="T272">Le champ Email est unique afin d’assuré l’unicité des utilisateurs, il est aussi possible de rajouter un autre champ unique.</text:span></text:p>
      <text:p text:style-name="P50"><text:span text:style-name="T273"/></text:p>
      <text:p text:style-name="P50"><text:span text:style-name="T274">Pour cela, il faudra aller dans l’entité User : src/Entity/User.php, et rajouter « unique = true » à l’annotation<text:s/></text:span><text:span text:style-name="T275">@ORM\Column.</text:span></text:p>
      <text:p text:style-name="P50"><text:span text:style-name="T276"/></text:p>
      <text:p text:style-name="P50"><text:span text:style-name="T277">Il est aussi possible d’ajouter une vérification sur les données fournis afin de ne pas insérer des données non voulues dans la base grâce à l’annotations<text:s/></text:span><text:span text:style-name="T278">@Assert\NotBlank</text:span></text:p>
      <text:p text:style-name="P50"><text:span text:style-name="T279"/></text:p>
      <text:p text:style-name="P50"><text:span text:style-name="T280">Exemple :</text:span></text:p>
      <text:p text:style-name="P50"><text:span text:style-name="T280">/**</text:span></text:p>
      <text:p text:style-name="P50"><text:span text:style-name="T280"><text:s text:c="2"/>* @ORM\Column(type="string", length=60, unique=true)</text:span></text:p>
      <text:p text:style-name="P50"><text:span text:style-name="T280"><text:s text:c="2"/>* @Assert\NotBlank(message="Vous devez saisir une adresse email.")</text:span></text:p>
      <text:p text:style-name="P50"><text:span text:style-name="T280"><text:s text:c="2"/>* @Assert\Email(message="Le format de l'adresse n'est pas correcte.")</text:span></text:p>
      <text:p text:style-name="P50"><text:span text:style-name="T280">*/</text:span></text:p>
      <text:p text:style-name="P50"><text:span text:style-name="T280">private $email;</text:span></text:p>
      <text:p text:style-name="P50"><text:span text:style-name="T281"/></text:p>
      <text:p text:style-name="P50"><text:span text:style-name="T281"/></text:p>
      <text:p text:style-name="P50"><text:span text:style-name="T282">Voici un exemple d’un utilisateur dans la table user. </text:span></text:p>
      <text:p text:style-name="P50"><text:span text:style-name="T282">On voit que le password présent est bien encrypté et que le rôle du user est bien définis.</text:span></text:p>
      <text:p text:style-name="P50"><text:span text:style-name="T283"/></text:p>
      <text:p text:style-name="P50"><draw:frame text:anchor-type="as-char" svg:width="170.13mm" svg:height="8.73mm" style:rel-width="scale" style:rel-height="scale"><draw:object-ole xlink:href="OleObj5"/><draw:image xlink:href="ObjectReplacements/OleObj5"/></draw:frame><text:span text:style-name="T283"/></text:p>
      <text:p text:style-name="P50"><text:span text:style-name="T283"/></text:p>
      <text:p text:style-name="P50"><text:span text:style-name="T284">Pour Communiquer avec la bdd, il faudra utiliser le composant<text:s/></text:span><text:span text:style-name="T285">Doctrine</text:span><text:span text:style-name="T286">. </text:span></text:p>
      <text:p text:style-name="P50"><text:span text:style-name="T286">Les tables sont représentées en entités, et sont visitable dans le dossier : src/Entity/. </text:span></text:p>
      <text:p text:style-name="P50"><text:span text:style-name="T287"/></text:p>
      <text:p text:style-name="P50"><text:span text:style-name="T288">Voici un exemple de requête faite avec le composant Doctrine.</text:span></text:p>
      <text:p text:style-name="P50"><text:span text:style-name="T289"/></text:p>
      <text:p text:style-name="P50"><text:span text:style-name="T289"/></text:p>
      <text:p text:style-name="P50"><text:span text:style-name="T289"/></text:p>
      <text:p text:style-name="P51"><text:span text:style-name="T290">$users = $doctrine-&gt;getRepository(User::class)-&gt;findAll();</text:span></text:p>
      <text:p text:style-name="P51"><text:span text:style-name="T291"/></text:p>
      <text:p text:style-name="P52"><text:span text:style-name="T292">Voici la retranscription de cette requête en SQL :<text:s/></text:span><text:span text:style-name="T293">SELECT * FROM User</text:span></text:p>
      <text:p text:style-name="P52"><text:span text:style-name="T294"/></text:p>
      <text:p text:style-name="P52"><text:span text:style-name="T295">Pour plus de détails sur<text:s/></text:span><text:span text:style-name="T296">Doctrine</text:span><text:span text:style-name="T297"> :<text:s/></text:span><text:a xlink:href="https://symfony.com/doc/5.x/doctrine.html#querying-for-objects-the-repository"><text:span text:style-name="T298">https://symfony.com/doc/5.x/doctrine.html#querying-for-objects-the-repository</text:span></text:a><text:span text:style-name="T299"/></text:p>
      <text:p text:style-name="P53"><text:span text:style-name="T300">3. Base de données</text:span></text:p>
      <text:p text:style-name="P54"><text:span text:style-name="T301"/></text:p>
      <text:p text:style-name="P55"><text:span text:style-name="T302">3.1 Modifications de la base de données</text:span></text:p>
      <text:p text:style-name="P56"><text:span text:style-name="T303"/></text:p>
      <text:p text:style-name="P56"><text:span text:style-name="T304">Si vous souhaitez changer de base de données. Il faudra changer les informations de connexion dans le fichier. env.local , créer précédemment à la racine du projet, sur la variable d’environnement : DATABASE_URL</text:span></text:p>
      <text:p text:style-name="P56"><text:span text:style-name="T305"/></text:p>
      <text:p text:style-name="P56"><text:span text:style-name="T305"/></text:p>
      <text:p text:style-name="P56"><text:span text:style-name="T305"/></text:p>
      <text:p text:style-name="P56"><text:span text:style-name="T306">DATABASE_URL</text:span><text:span text:style-name="T307">=</text:span><text:span text:style-name="T308">mysql://db_user:db_password@127.0.0.1:3306/db_name</text:span></text:p>
      <text:p text:style-name="P57"><text:span text:style-name="T309"/></text:p>
      <text:p text:style-name="P58"><text:span text:style-name="T309"/></text:p>
      <text:p text:style-name="P58"><text:span text:style-name="T310">Pour configurer votre connexion :<text:s/></text:span><text:a xlink:href="https://symfony.com/doc/5.x/doctrine.html#configuring-the-database"><text:span text:style-name="T311">https://symfony.com/doc/5.x/doctrine.html#configuring-the-database</text:span></text:a><text:span text:style-name="T312"/></text:p>
      <text:p text:style-name="P58"><text:span text:style-name="T313"/></text:p>
      <text:p text:style-name="P59"><text:span text:style-name="T314">3.2 Modification et création d’une table</text:span></text:p>
      <text:p text:style-name="P60"><text:span text:style-name="T315"/></text:p>
      <text:p text:style-name="P60"><text:span text:style-name="T316">Pour modifier ou créer une table (entity) ou controller et effectué des migrations vers la bdd, nous pouvons utiliser le<text:s/></text:span><text:span text:style-name="T317">MakerBundle.</text:span></text:p>
      <text:p text:style-name="P60"><text:span text:style-name="T318">Pour ce faire, il faut rentrer ces commandes dans un terminal à la racine du projet. Voici la marche à suivre.</text:span></text:p>
      <text:p text:style-name="P60"><text:span text:style-name="T319"/></text:p>
      <text:p text:style-name="P60"><text:span text:style-name="T320">Création d’une entité</text:span></text:p>
      <text:p text:style-name="P60"><text:span text:style-name="T321"/></text:p>
      <text:p text:style-name="P60"><text:span text:style-name="T321"/></text:p>
      <text:p text:style-name="P60"><text:span text:style-name="T322">php bin/console make:entity</text:span></text:p>
      <text:p text:style-name="P61"><text:span text:style-name="T323"/></text:p>
      <text:p text:style-name="P62"><text:span text:style-name="T324">Création des fichiers de migration</text:span></text:p>
      <text:p text:style-name="P62"><text:span text:style-name="T325"/></text:p>
      <text:p text:style-name="P62"><text:span text:style-name="T325"/></text:p>
      <text:p text:style-name="P62"><text:span text:style-name="T326">php bin/console make:migrations</text:span></text:p>
      <text:p text:style-name="P63"><text:span text:style-name="T327"/></text:p>
      <text:p text:style-name="P64"><text:span text:style-name="T328">Mise à jour de la structure de la base de données selon les migrations</text:span></text:p>
      <text:p text:style-name="P64"><text:span text:style-name="T329"/></text:p>
      <text:p text:style-name="P64"><text:span text:style-name="T329"/></text:p>
      <text:p text:style-name="P64"><text:span text:style-name="T330">php bin/console doctrine:migrations:migrate</text:span></text:p>
      <text:p text:style-name="P65"><text:span text:style-name="T331"/></text:p>
      <text:p text:style-name="P66"><text:span text:style-name="T331"/></text:p>
      <text:p text:style-name="P67"><text:span text:style-name="T332">4.Fonctionnement de l’authentification</text:span></text:p>
      <text:p text:style-name="P68"><text:span text:style-name="T333"/></text:p>
      <text:p text:style-name="P69"><text:span text:style-name="T334">4.1 Enregistrement et Page authentification</text:span></text:p>
      <text:p text:style-name="P70"><text:span text:style-name="T335"/></text:p>
      <text:p text:style-name="P70"><text:span text:style-name="T336">Dans un premier temps, L’utilisateur va devoir se créer un compte sur la route /register, si les informations soumises à partir du formulaire sont valide, l’utilisateur sera redirigé sur la page de connexion /login.</text:span></text:p>
      <text:p text:style-name="P70"><text:span text:style-name="T336">Pour accéder à cette page, la méthode register est exécutée à partir du Controller :<text:s/></text:span><text:span text:style-name="T337">UserController.php</text:span><text:span text:style-name="T338">.</text:span></text:p>
      <text:p text:style-name="P70"><text:span text:style-name="T338">Cette méthode sert à vérifier les infos fournis à partir du formulaire, faire l’insertion en base si formulaire valide et redirige l’utilisateur sur la route /login et rendant le model login.html.twig.</text:span></text:p>
      <text:p text:style-name="P70"><text:span text:style-name="T339"/></text:p>
      <text:p text:style-name="P70"><text:span text:style-name="T340"><text:s/></text:span></text:p>
      <text:p text:style-name="P71"><text:span text:style-name="T341">4.2. Soumission du formulaire de connexion</text:span></text:p>
      <text:p text:style-name="P72"><text:span text:style-name="T342"/></text:p>
      <text:p text:style-name="P72"><text:span text:style-name="T343">Quand le formulaire est soumis par l’utilisateur, les données sont récupérées par la classe<text:s text:c="2"/></text:span><text:span text:style-name="T344">LoginFormAuthenticator</text:span><text:span text:style-name="T345">, qui se charge de l’authentification en se basant sur le mot de passe fournis et l’email unique dans mon cas.</text:span></text:p>
      <text:p text:style-name="P72"><text:span text:style-name="T345">Cette classe est générique à la création du système d’authentification de la librairie<text:s/></text:span><text:span text:style-name="T346">Security-Bundle</text:span><text:span text:style-name="T347">.</text:span></text:p>
      <text:p text:style-name="P72"><text:span text:style-name="T348"/></text:p>
      <text:p text:style-name="P72"><text:span text:style-name="T349">Bundle Security<text:s/></text:span><text:span text:style-name="T350">→</text:span><text:span text:style-name="T351"><text:s/></text:span><text:a xlink:href="https://symfony.com/doc/5.x/security.html#authenticating-users"><text:span text:style-name="T352">https://symfony.com/doc/5.x/security.html#authenticating-users</text:span></text:a><text:span text:style-name="T353"/></text:p>
      <text:p text:style-name="P72"><text:span text:style-name="T354"/></text:p>
      <text:p text:style-name="P72"><text:span text:style-name="T355">Voici comment s’assurer de son activation : security.yaml<text:s/></text:span><text:span text:style-name="T356">→</text:span><text:span text:style-name="T357"><text:s/>firewalls</text:span></text:p>
      <text:p text:style-name="P72"><draw:frame text:anchor-type="as-char" svg:width="161.40mm" svg:height="26.19mm" style:rel-width="scale" style:rel-height="scale"><draw:object-ole xlink:href="OleObj6"/><draw:image xlink:href="ObjectReplacements/OleObj6"/></draw:frame><text:span text:style-name="T358"/></text:p>
      <text:p text:style-name="P72"><text:span text:style-name="T359">Une fois activé, le système de sécurité redirige les visiteurs non authentifiés vers le login_path lorsqu'ils tentent d'accéder à un lieu sécurisé</text:span></text:p>
      <text:p text:style-name="P72"><text:span text:style-name="T360"/></text:p>
      <text:p text:style-name="P72"><text:span text:style-name="T360"/></text:p>
      <text:p text:style-name="P72"><text:span text:style-name="T360"/></text:p>
      <text:p text:style-name="P72"><text:span text:style-name="T360"/></text:p>
      <text:p text:style-name="P72"><text:span text:style-name="T360"/></text:p>
      <text:p text:style-name="P72"><text:span text:style-name="T360"/></text:p>
      <text:p text:style-name="P72"><text:span text:style-name="T360"/></text:p>
      <text:p text:style-name="P72"><text:span text:style-name="T360"/></text:p>
      <text:p text:style-name="P72"><text:span text:style-name="T360"/></text:p>
      <text:p text:style-name="P72"><text:span text:style-name="T360"/></text:p>
      <text:p text:style-name="P72"><text:span text:style-name="T360"/></text:p>
      <text:p text:style-name="P72"><text:span text:style-name="T360"/></text:p>
      <text:p text:style-name="P73"><text:span text:style-name="T361">4.3. Processus complet de l’authentification</text:span></text:p>
      <text:p text:style-name="P74"><text:span text:style-name="T362"/></text:p>
      <text:p text:style-name="P74"><text:span text:style-name="T363">Voici donc, le processus complet concernant l’authentification de l’utilisateur :</text:span></text:p>
      <text:p text:style-name="P74"><text:span text:style-name="T364"/></text:p>
      <text:p text:style-name="P74"><text:span text:style-name="T365">Lorsque l’utilisateur soumet le formulaire, </text:span></text:p>
      <text:list text:style-name="L75">
        <text:list-item>
          <text:p text:style-name="P75"><text:span text:style-name="T365">Le système de sécurité lit les paramètres _username et _password qui sont mes champs de formulaire et charge l'utilisateur via le fournisseur d'utilisateurs.</text:span></text:p>
        </text:list-item>
        <text:list-item>
          <text:p text:style-name="P75"><text:span text:style-name="T365">Il vérifie les informations d'identification de l'utilisateur et authentifie l'utilisateur ou le renvoie au formulaire de connexion où l'erreur peut être affichée.</text:span></text:p>
        </text:list-item>
      </text:list>
      <text:p text:style-name="P76"><text:span text:style-name="T366"/></text:p>
      <text:p text:style-name="P76"><text:span text:style-name="T366"/></text:p>
      <text:p text:style-name="P76"><text:span text:style-name="T366"/></text:p>
      <text:p text:style-name="P76"><text:span text:style-name="T366"/></text:p>
      <text:p text:style-name="P76"><text:span text:style-name="T366"/></text:p>
      <text:p text:style-name="P76"><text:span text:style-name="T367">Pour bien comprendre l’ensemble du processus :</text:span></text:p>
      <text:p text:style-name="P76"><text:span text:style-name="T368"/></text:p>
      <text:p text:style-name="P76"><text:span text:style-name="T369">L'utilisateur tente d'accéder à une ressource protégée (par exemple/admin );</text:span></text:p>
      <text:p text:style-name="P76"><text:span text:style-name="T370"/></text:p>
      <text:p text:style-name="P76"><text:span text:style-name="T371">Le pare-feu lance le processus d'authentification en redirigeant l'utilisateur vers le formulaire de connexion ( /login) ;</text:span></text:p>
      <text:p text:style-name="P76"><text:span text:style-name="T372"/></text:p>
      <text:p text:style-name="P76"><text:span text:style-name="T373">La page /login affiche le formulaire de connexion via la route envoyée par le controller User</text:span></text:p>
      <text:p text:style-name="P76"><text:span text:style-name="T373">L'utilisateur soumet le formulaire de connexion à /login;</text:span></text:p>
      <text:p text:style-name="P76"><text:span text:style-name="T373">Le système de sécurité (c'est-à-dire le FormLoginAuthenticator) intercepte la demande, vérifie les informations d'identification soumises par l'utilisateur, authentifie l'utilisateur si elles sont correctes et renvoie l'utilisateur au formulaire de connexion si elles ne le sont pas.</text:span></text:p>
      <text:p text:style-name="P76"><text:span text:style-name="T374"/></text:p>
      <text:p text:style-name="P76"><text:span text:style-name="T374"/></text:p>
      <text:p text:style-name="P77"><text:span text:style-name="T375">5. Collaboration</text:span></text:p>
      <text:p text:style-name="P78"><text:span text:style-name="T376"/></text:p>
      <text:p text:style-name="P78"><text:span text:style-name="T377">Le projet est bien versionné sur github, et permet la collaboration, un contributeur peut fork le main repository, et ensuite, faire les manipulations décrites pour installer le projet </text:span></text:p>
      <text:p text:style-name="P78"><text:a xlink:href="https://github.com/Simon-git26/Todo/blob/master/README.md"><text:span text:style-name="T378">https://github.com/Simon-git26/Todo/blob/master/README.md</text:span></text:a><text:span text:style-name="T379"/></text:p>
      <text:p text:style-name="P78"><text:span text:style-name="T379">Pour les bonnes pratiques de git, il faudra créer une branche par fonctionnalité à développer et ensuite de merge ses branches.</text:span></text:p>
      <text:p text:style-name="P78"><text:span text:style-name="T380"/></text:p>
      <text:p text:style-name="P79"><text:span text:style-name="T38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